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10" table:default-cell-style-name="ce3"/>
        <table:table-row table:style-name="ro1">
          <table:table-cell table:style-name="ce1" office:value-type="string">
            <text:p>Date:</text:p>
          </table:table-cell>
          <table:table-cell office:value-type="string">
            <text:p>Difficulty:</text:p>
          </table:table-cell>
          <table:table-cell table:style-name="ce1" office:value-type="string">
            <text:p>BTC price:</text:p>
          </table:table-cell>
          <table:table-cell table:style-name="Default" office:value-type="string">
            <text:p>S3 BTC:</text:p>
          </table:table-cell>
          <table:table-cell office:value-type="string">
            <text:p>S4 BTC:</text:p>
          </table:table-cell>
          <table:table-cell table:style-name="ce1" office:value-type="string">
            <text:p>S5 BTC:</text:p>
          </table:table-cell>
          <table:table-cell table:style-name="ce1" office:value-type="string">
            <text:p>S7 BTC:</text:p>
          </table:table-cell>
          <table:table-cell table:style-name="ce1" table:number-columns-repeated="3"/>
          <table:table-cell/>
          <table:table-cell table:style-name="ce1" table:number-columns-repeated="6"/>
          <table:table-cell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01-01">
            <text:p>01/01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313.9247">
            <text:p>313.9247</text:p>
          </table:table-cell>
          <table:table-cell table:style-name="Default" office:value-type="float" office:value="0.00121">
            <text:p>0.00121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2">
            <text:p>01/02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314.5916">
            <text:p>314.5916</text:p>
          </table:table-cell>
          <table:table-cell table:style-name="Default" office:value-type="float" office:value="0.00122">
            <text:p>0.00122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3">
            <text:p>01/03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79.8507">
            <text:p>279.8507</text:p>
          </table:table-cell>
          <table:table-cell table:style-name="Default" office:value-type="float" office:value="0.00123">
            <text:p>0.00123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4">
            <text:p>01/04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63.6343">
            <text:p>263.6343</text:p>
          </table:table-cell>
          <table:table-cell table:style-name="Default" office:value-type="float" office:value="0.00124">
            <text:p>0.00124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5">
            <text:p>01/05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72.9486">
            <text:p>272.9486</text:p>
          </table:table-cell>
          <table:table-cell table:style-name="Default" office:value-type="float" office:value="0.00123">
            <text:p>0.00123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6">
            <text:p>01/06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85.5759">
            <text:p>285.5759</text:p>
          </table:table-cell>
          <table:table-cell table:style-name="Default" office:value-type="float" office:value="0.00122">
            <text:p>0.00122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7">
            <text:p>01/07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94.8778">
            <text:p>294.8778</text:p>
          </table:table-cell>
          <table:table-cell table:style-name="Default" office:value-type="float" office:value="0.00122">
            <text:p>0.00122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8">
            <text:p>01/08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83.2513">
            <text:p>283.2513</text:p>
          </table:table-cell>
          <table:table-cell table:style-name="Default" office:value-type="float" office:value="0.00121">
            <text:p>0.00121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09">
            <text:p>01/09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88.8441">
            <text:p>288.8441</text:p>
          </table:table-cell>
          <table:table-cell table:style-name="Default" office:value-type="float" office:value="0.00123">
            <text:p>0.00123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0">
            <text:p>01/10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74.0668">
            <text:p>274.0668</text:p>
          </table:table-cell>
          <table:table-cell table:style-name="Default" office:value-type="float" office:value="0.00124">
            <text:p>0.00124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1">
            <text:p>01/11/15</text:p>
          </table:table-cell>
          <table:table-cell office:value-type="float" office:value="40671662056">
            <text:p>40671662056</text:p>
          </table:table-cell>
          <table:table-cell table:style-name="Default" office:value-type="float" office:value="265.3692">
            <text:p>265.3692</text:p>
          </table:table-cell>
          <table:table-cell table:style-name="Default" office:value-type="float" office:value="0.00126">
            <text:p>0.00126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2">
            <text:p>01/12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67.0873">
            <text:p>267.0873</text:p>
          </table:table-cell>
          <table:table-cell table:style-name="Default" office:value-type="float" office:value="0.00126">
            <text:p>0.00126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3">
            <text:p>01/13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26.9823">
            <text:p>226.9823</text:p>
          </table:table-cell>
          <table:table-cell table:style-name="Default" office:value-type="float" office:value="0.00125">
            <text:p>0.00125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4">
            <text:p>01/14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177.2795">
            <text:p>177.2795</text:p>
          </table:table-cell>
          <table:table-cell table:style-name="Default" office:value-type="float" office:value="0.00125">
            <text:p>0.00125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5">
            <text:p>01/15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10.4636">
            <text:p>210.4636</text:p>
          </table:table-cell>
          <table:table-cell table:style-name="Default" office:value-type="float" office:value="0.00125">
            <text:p>0.00125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6">
            <text:p>01/16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07.2243">
            <text:p>207.2243</text:p>
          </table:table-cell>
          <table:table-cell table:style-name="Default" office:value-type="float" office:value="0.0006">
            <text:p>0.0006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7">
            <text:p>01/17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199.625">
            <text:p>199.625</text:p>
          </table:table-cell>
          <table:table-cell table:style-name="Default" office:value-type="float" office:value="0.0006">
            <text:p>0.0006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8">
            <text:p>01/18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09.932">
            <text:p>209.932</text:p>
          </table:table-cell>
          <table:table-cell table:style-name="Default" office:value-type="float" office:value="0.00061">
            <text:p>0.00061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19">
            <text:p>01/19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13.9783">
            <text:p>213.9783</text:p>
          </table:table-cell>
          <table:table-cell table:style-name="Default" office:value-type="float" office:value="0.00052">
            <text:p>0.00052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20">
            <text:p>01/20/15</text:p>
          </table:table-cell>
          <table:table-cell office:value-type="float" office:value="43971662056">
            <text:p>43971662056</text:p>
          </table:table-cell>
          <table:table-cell table:style-name="Default" office:value-type="float" office:value="210.4817">
            <text:p>210.4817</text:p>
          </table:table-cell>
          <table:table-cell office:value-type="float" office:value="0.00051">
            <text:p>0.00051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21">
            <text:p>01/21/15</text:p>
          </table:table-cell>
          <table:table-cell office:value-type="float" office:value="43971662056">
            <text:p>43971662056</text:p>
          </table:table-cell>
          <table:table-cell office:value-type="float" office:value="232.17">
            <text:p>232.17</text:p>
          </table:table-cell>
          <table:table-cell office:value-type="float" office:value="0.00046">
            <text:p>0.00046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date" office:date-value="2015-01-22">
            <text:p>01/22/15</text:p>
          </table:table-cell>
          <table:table-cell office:value-type="float" office:value="43971662056">
            <text:p>43971662056</text:p>
          </table:table-cell>
          <table:table-cell office:value-type="float" office:value="230.54">
            <text:p>230.54</text:p>
          </table:table-cell>
          <table:table-cell office:value-type="float" office:value="0.00041">
            <text:p>0.00041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3">
            <text:p>01/23/15</text:p>
          </table:table-cell>
          <table:table-cell office:value-type="float" office:value="43971662056">
            <text:p>43971662056</text:p>
          </table:table-cell>
          <table:table-cell office:value-type="float" office:value="237.55">
            <text:p>237.55</text:p>
          </table:table-cell>
          <table:table-cell office:value-type="float" office:value="0.00047">
            <text:p>0.00047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4">
            <text:p>01/24/15</text:p>
          </table:table-cell>
          <table:table-cell office:value-type="float" office:value="43971662056">
            <text:p>43971662056</text:p>
          </table:table-cell>
          <table:table-cell office:value-type="float" office:value="248.56">
            <text:p>248.56</text:p>
          </table:table-cell>
          <table:table-cell office:value-type="float" office:value="0.00049">
            <text:p>0.00049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5">
            <text:p>01/25/15</text:p>
          </table:table-cell>
          <table:table-cell office:value-type="float" office:value="43971662056">
            <text:p>43971662056</text:p>
          </table:table-cell>
          <table:table-cell office:value-type="float" office:value="280.63">
            <text:p>280.63</text:p>
          </table:table-cell>
          <table:table-cell office:value-type="float" office:value="0.0005">
            <text:p>0.0005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6">
            <text:p>01/26/15</text:p>
          </table:table-cell>
          <table:table-cell office:value-type="float" office:value="43971662056">
            <text:p>43971662056</text:p>
          </table:table-cell>
          <table:table-cell office:value-type="float" office:value="261.48">
            <text:p>261.48</text:p>
          </table:table-cell>
          <table:table-cell office:value-type="float" office:value="0.00054">
            <text:p>0.00054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7">
            <text:p>01/27/15</text:p>
          </table:table-cell>
          <table:table-cell office:value-type="float" office:value="41272873895">
            <text:p>41272873895</text:p>
          </table:table-cell>
          <table:table-cell office:value-type="float" office:value="254.06">
            <text:p>254.06</text:p>
          </table:table-cell>
          <table:table-cell office:value-type="float" office:value="0.00057">
            <text:p>0.00057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8">
            <text:p>01/28/15</text:p>
          </table:table-cell>
          <table:table-cell office:value-type="float" office:value="41272873895">
            <text:p>41272873895</text:p>
          </table:table-cell>
          <table:table-cell office:value-type="float" office:value="232.22">
            <text:p>232.22</text:p>
          </table:table-cell>
          <table:table-cell office:value-type="float" office:value="0.00062">
            <text:p>0.00062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29">
            <text:p>01/29/15</text:p>
          </table:table-cell>
          <table:table-cell office:value-type="float" office:value="41272873895">
            <text:p>41272873895</text:p>
          </table:table-cell>
          <table:table-cell office:value-type="float" office:value="232.67">
            <text:p>232.67</text:p>
          </table:table-cell>
          <table:table-cell office:value-type="float" office:value="0.00066">
            <text:p>0.00066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30">
            <text:p>01/30/15</text:p>
          </table:table-cell>
          <table:table-cell office:value-type="float" office:value="41272873895">
            <text:p>41272873895</text:p>
          </table:table-cell>
          <table:table-cell office:value-type="float" office:value="228.65">
            <text:p>228.65</text:p>
          </table:table-cell>
          <table:table-cell office:value-type="float" office:value="0.00064">
            <text:p>0.00064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1-31">
            <text:p>01/31/15</text:p>
          </table:table-cell>
          <table:table-cell office:value-type="float" office:value="41272873895">
            <text:p>41272873895</text:p>
          </table:table-cell>
          <table:table-cell office:value-type="float" office:value="218.48">
            <text:p>218.48</text:p>
          </table:table-cell>
          <table:table-cell office:value-type="float" office:value="0.00063">
            <text:p>0.00063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1">
            <text:p>02/01/15</text:p>
          </table:table-cell>
          <table:table-cell office:value-type="float" office:value="41272873895">
            <text:p>41272873895</text:p>
          </table:table-cell>
          <table:table-cell office:value-type="float" office:value="226.53">
            <text:p>226.53</text:p>
          </table:table-cell>
          <table:table-cell office:value-type="float" office:value="0.00061">
            <text:p>0.00061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2">
            <text:p>02/02/15</text:p>
          </table:table-cell>
          <table:table-cell office:value-type="float" office:value="41272873895">
            <text:p>41272873895</text:p>
          </table:table-cell>
          <table:table-cell office:value-type="float" office:value="235.35">
            <text:p>235.35</text:p>
          </table:table-cell>
          <table:table-cell office:value-type="float" office:value="0.00059">
            <text:p>0.00059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3">
            <text:p>02/03/15</text:p>
          </table:table-cell>
          <table:table-cell office:value-type="float" office:value="41272873895">
            <text:p>41272873895</text:p>
          </table:table-cell>
          <table:table-cell office:value-type="float" office:value="223.1">
            <text:p>223.10</text:p>
          </table:table-cell>
          <table:table-cell office:value-type="float" office:value="0.00058">
            <text:p>0.00058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4">
            <text:p>02/04/15</text:p>
          </table:table-cell>
          <table:table-cell office:value-type="float" office:value="41272873895">
            <text:p>41272873895</text:p>
          </table:table-cell>
          <table:table-cell office:value-type="float" office:value="220.37">
            <text:p>220.37</text:p>
          </table:table-cell>
          <table:table-cell office:value-type="float" office:value="0.00057">
            <text:p>0.00057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5">
            <text:p>02/05/15</text:p>
          </table:table-cell>
          <table:table-cell office:value-type="float" office:value="41272873895">
            <text:p>41272873895</text:p>
          </table:table-cell>
          <table:table-cell office:value-type="float" office:value="226.48">
            <text:p>226.48</text:p>
          </table:table-cell>
          <table:table-cell office:value-type="float" office:value="0.00057">
            <text:p>0.00057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6">
            <text:p>02/06/15</text:p>
          </table:table-cell>
          <table:table-cell office:value-type="float" office:value="41272873895">
            <text:p>41272873895</text:p>
          </table:table-cell>
          <table:table-cell office:value-type="float" office:value="225.7">
            <text:p>225.70</text:p>
          </table:table-cell>
          <table:table-cell office:value-type="float" office:value="0.00057">
            <text:p>0.00057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7">
            <text:p>02/07/15</text:p>
          </table:table-cell>
          <table:table-cell office:value-type="float" office:value="41272873895">
            <text:p>41272873895</text:p>
          </table:table-cell>
          <table:table-cell office:value-type="float" office:value="221.47">
            <text:p>221.47</text:p>
          </table:table-cell>
          <table:table-cell office:value-type="float" office:value="0.00056">
            <text:p>0.00056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8">
            <text:p>02/08/15</text:p>
          </table:table-cell>
          <table:table-cell office:value-type="float" office:value="41272873895">
            <text:p>41272873895</text:p>
          </table:table-cell>
          <table:table-cell office:value-type="float" office:value="219.15">
            <text:p>219.15</text:p>
          </table:table-cell>
          <table:table-cell office:value-type="float" office:value="0.00055">
            <text:p>0.00055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09">
            <text:p>02/09/15</text:p>
          </table:table-cell>
          <table:table-cell office:value-type="float" office:value="41272873895">
            <text:p>41272873895</text:p>
          </table:table-cell>
          <table:table-cell office:value-type="float" office:value="221.76">
            <text:p>221.76</text:p>
          </table:table-cell>
          <table:table-cell office:value-type="float" office:value="0.00055">
            <text:p>0.00055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0">
            <text:p>02/10/15</text:p>
          </table:table-cell>
          <table:table-cell office:value-type="float" office:value="44455415962">
            <text:p>44455415962</text:p>
          </table:table-cell>
          <table:table-cell office:value-type="float" office:value="220.79">
            <text:p>220.79</text:p>
          </table:table-cell>
          <table:table-cell office:value-type="float" office:value="0.00054">
            <text:p>0.00054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1">
            <text:p>02/11/15</text:p>
          </table:table-cell>
          <table:table-cell office:value-type="float" office:value="44455415962">
            <text:p>44455415962</text:p>
          </table:table-cell>
          <table:table-cell office:value-type="float" office:value="231.76">
            <text:p>231.76</text:p>
          </table:table-cell>
          <table:table-cell office:value-type="float" office:value="0.00056">
            <text:p>0.00056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2">
            <text:p>02/12/15</text:p>
          </table:table-cell>
          <table:table-cell office:value-type="float" office:value="44455415962">
            <text:p>44455415962</text:p>
          </table:table-cell>
          <table:table-cell office:value-type="float" office:value="245.52">
            <text:p>245.52</text:p>
          </table:table-cell>
          <table:table-cell office:value-type="float" office:value="0.00055">
            <text:p>0.00055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3">
            <text:p>02/13/15</text:p>
          </table:table-cell>
          <table:table-cell office:value-type="float" office:value="44455415962">
            <text:p>44455415962</text:p>
          </table:table-cell>
          <table:table-cell office:value-type="float" office:value="251.15">
            <text:p>251.15</text:p>
          </table:table-cell>
          <table:table-cell office:value-type="float" office:value="0.00053">
            <text:p>0.00053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4">
            <text:p>02/14/15</text:p>
          </table:table-cell>
          <table:table-cell office:value-type="float" office:value="44455415962">
            <text:p>44455415962</text:p>
          </table:table-cell>
          <table:table-cell office:value-type="float" office:value="234.47">
            <text:p>234.47</text:p>
          </table:table-cell>
          <table:table-cell office:value-type="float" office:value="0.00052">
            <text:p>0.00052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5">
            <text:p>02/15/15</text:p>
          </table:table-cell>
          <table:table-cell office:value-type="float" office:value="44455415962">
            <text:p>44455415962</text:p>
          </table:table-cell>
          <table:table-cell office:value-type="float" office:value="238.78">
            <text:p>238.78</text:p>
          </table:table-cell>
          <table:table-cell office:value-type="float" office:value="0.00051">
            <text:p>0.00051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6">
            <text:p>02/16/15</text:p>
          </table:table-cell>
          <table:table-cell office:value-type="float" office:value="44455415962">
            <text:p>44455415962</text:p>
          </table:table-cell>
          <table:table-cell office:value-type="float" office:value="240.54">
            <text:p>240.54</text:p>
          </table:table-cell>
          <table:table-cell office:value-type="float" office:value="0.00052">
            <text:p>0.00052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7">
            <text:p>02/17/15</text:p>
          </table:table-cell>
          <table:table-cell office:value-type="float" office:value="44455415962">
            <text:p>44455415962</text:p>
          </table:table-cell>
          <table:table-cell office:value-type="float" office:value="238.6">
            <text:p>238.60</text:p>
          </table:table-cell>
          <table:table-cell office:value-type="float" office:value="0.00053">
            <text:p>0.00053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8">
            <text:p>02/18/15</text:p>
          </table:table-cell>
          <table:table-cell office:value-type="float" office:value="44455415962">
            <text:p>44455415962</text:p>
          </table:table-cell>
          <table:table-cell office:value-type="float" office:value="243.61">
            <text:p>243.61</text:p>
          </table:table-cell>
          <table:table-cell office:value-type="float" office:value="0.00054">
            <text:p>0.00054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19">
            <text:p>02/19/15</text:p>
          </table:table-cell>
          <table:table-cell office:value-type="float" office:value="44455415962">
            <text:p>44455415962</text:p>
          </table:table-cell>
          <table:table-cell office:value-type="float" office:value="245.54">
            <text:p>245.54</text:p>
          </table:table-cell>
          <table:table-cell office:value-type="float" office:value="0.00052">
            <text:p>0.00052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0">
            <text:p>02/20/15</text:p>
          </table:table-cell>
          <table:table-cell office:value-type="float" office:value="44455415962">
            <text:p>44455415962</text:p>
          </table:table-cell>
          <table:table-cell office:value-type="float" office:value="242.91">
            <text:p>242.91</text:p>
          </table:table-cell>
          <table:table-cell office:value-type="float" office:value="0.00051">
            <text:p>0.00051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1">
            <text:p>02/21/15</text:p>
          </table:table-cell>
          <table:table-cell office:value-type="float" office:value="44455415962">
            <text:p>44455415962</text:p>
          </table:table-cell>
          <table:table-cell office:value-type="float" office:value="236.63">
            <text:p>236.63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2">
            <text:p>02/22/15</text:p>
          </table:table-cell>
          <table:table-cell office:value-type="float" office:value="44455415962">
            <text:p>44455415962</text:p>
          </table:table-cell>
          <table:table-cell office:value-type="float" office:value="239.65">
            <text:p>239.65</text:p>
          </table:table-cell>
          <table:table-cell office:value-type="float" office:value="0.00051">
            <text:p>0.00051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3">
            <text:p>02/23/15</text:p>
          </table:table-cell>
          <table:table-cell office:value-type="float" office:value="44455415962">
            <text:p>44455415962</text:p>
          </table:table-cell>
          <table:table-cell office:value-type="float" office:value="238.83">
            <text:p>238.83</text:p>
          </table:table-cell>
          <table:table-cell office:value-type="float" office:value="0.00052">
            <text:p>0.00052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4">
            <text:p>02/24/15</text:p>
          </table:table-cell>
          <table:table-cell office:value-type="float" office:value="44455415962">
            <text:p>44455415962</text:p>
          </table:table-cell>
          <table:table-cell office:value-type="float" office:value="237.67">
            <text:p>237.67</text:p>
          </table:table-cell>
          <table:table-cell office:value-type="float" office:value="0.00053">
            <text:p>0.00053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5">
            <text:p>02/25/15</text:p>
          </table:table-cell>
          <table:table-cell office:value-type="float" office:value="44455415962">
            <text:p>44455415962</text:p>
          </table:table-cell>
          <table:table-cell office:value-type="float" office:value="250.27">
            <text:p>250.27</text:p>
          </table:table-cell>
          <table:table-cell office:value-type="float" office:value="0.00052">
            <text:p>0.00052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6">
            <text:p>02/26/15</text:p>
          </table:table-cell>
          <table:table-cell office:value-type="float" office:value="44455415962">
            <text:p>44455415962</text:p>
          </table:table-cell>
          <table:table-cell office:value-type="float" office:value="253.69">
            <text:p>253.69</text:p>
          </table:table-cell>
          <table:table-cell office:value-type="float" office:value="0.00051">
            <text:p>0.00051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7">
            <text:p>02/27/15</text:p>
          </table:table-cell>
          <table:table-cell office:value-type="float" office:value="46684376317">
            <text:p>46684376317</text:p>
          </table:table-cell>
          <table:table-cell office:value-type="float" office:value="252.75">
            <text:p>252.75</text:p>
          </table:table-cell>
          <table:table-cell office:value-type="float" office:value="0.0005">
            <text:p>0.0005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2-28">
            <text:p>02/28/15</text:p>
          </table:table-cell>
          <table:table-cell office:value-type="float" office:value="46684376317">
            <text:p>46684376317</text:p>
          </table:table-cell>
          <table:table-cell office:value-type="float" office:value="262.51">
            <text:p>262.51</text:p>
          </table:table-cell>
          <table:table-cell office:value-type="float" office:value="0.0005">
            <text:p>0.0005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1">
            <text:p>03/01/15</text:p>
          </table:table-cell>
          <table:table-cell office:value-type="float" office:value="46684376317">
            <text:p>46684376317</text:p>
          </table:table-cell>
          <table:table-cell office:value-type="float" office:value="275.71">
            <text:p>275.71</text:p>
          </table:table-cell>
          <table:table-cell office:value-type="float" office:value="0.00051">
            <text:p>0.00051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2">
            <text:p>03/02/15</text:p>
          </table:table-cell>
          <table:table-cell office:value-type="float" office:value="46684376317">
            <text:p>46684376317</text:p>
          </table:table-cell>
          <table:table-cell office:value-type="float" office:value="279.95">
            <text:p>279.95</text:p>
          </table:table-cell>
          <table:table-cell office:value-type="float" office:value="0.00052">
            <text:p>0.00052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3">
            <text:p>03/03/15</text:p>
          </table:table-cell>
          <table:table-cell office:value-type="float" office:value="46684376317">
            <text:p>46684376317</text:p>
          </table:table-cell>
          <table:table-cell office:value-type="float" office:value="271.51">
            <text:p>271.51</text:p>
          </table:table-cell>
          <table:table-cell office:value-type="float" office:value="0.00052">
            <text:p>0.00052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4">
            <text:p>03/04/15</text:p>
          </table:table-cell>
          <table:table-cell office:value-type="float" office:value="46684376317">
            <text:p>46684376317</text:p>
          </table:table-cell>
          <table:table-cell office:value-type="float" office:value="273.9">
            <text:p>273.90</text:p>
          </table:table-cell>
          <table:table-cell office:value-type="float" office:value="0.00052">
            <text:p>0.00052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5">
            <text:p>03/05/15</text:p>
          </table:table-cell>
          <table:table-cell office:value-type="float" office:value="46684376317">
            <text:p>46684376317</text:p>
          </table:table-cell>
          <table:table-cell office:value-type="float" office:value="274.2">
            <text:p>274.20</text:p>
          </table:table-cell>
          <table:table-cell office:value-type="float" office:value="0.00051">
            <text:p>0.00051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6">
            <text:p>03/06/15</text:p>
          </table:table-cell>
          <table:table-cell office:value-type="float" office:value="46684376317">
            <text:p>46684376317</text:p>
          </table:table-cell>
          <table:table-cell office:value-type="float" office:value="276.11">
            <text:p>276.11</text:p>
          </table:table-cell>
          <table:table-cell office:value-type="float" office:value="0.00054">
            <text:p>0.00054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7">
            <text:p>03/07/15</text:p>
          </table:table-cell>
          <table:table-cell office:value-type="float" office:value="46684376317">
            <text:p>46684376317</text:p>
          </table:table-cell>
          <table:table-cell office:value-type="float" office:value="281.89">
            <text:p>281.89</text:p>
          </table:table-cell>
          <table:table-cell office:value-type="float" office:value="0.00055">
            <text:p>0.00055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8">
            <text:p>03/08/15</text:p>
          </table:table-cell>
          <table:table-cell office:value-type="float" office:value="46684376317">
            <text:p>46684376317</text:p>
          </table:table-cell>
          <table:table-cell office:value-type="float" office:value="294.2">
            <text:p>294.20</text:p>
          </table:table-cell>
          <table:table-cell office:value-type="float" office:value="0.00054">
            <text:p>0.00054</text:p>
          </table:table-cell>
          <table:table-cell office:value-type="float" office:value="0.00081">
            <text:p>0.0008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09">
            <text:p>03/09/15</text:p>
          </table:table-cell>
          <table:table-cell office:value-type="float" office:value="47427554951">
            <text:p>47427554951</text:p>
          </table:table-cell>
          <table:table-cell office:value-type="float" office:value="294.09">
            <text:p>294.09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0">
            <text:p>03/10/15</text:p>
          </table:table-cell>
          <table:table-cell office:value-type="float" office:value="47427554951">
            <text:p>47427554951</text:p>
          </table:table-cell>
          <table:table-cell office:value-type="float" office:value="295.25">
            <text:p>295.25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1">
            <text:p>03/11/15</text:p>
          </table:table-cell>
          <table:table-cell office:value-type="float" office:value="47427554951">
            <text:p>47427554951</text:p>
          </table:table-cell>
          <table:table-cell office:value-type="float" office:value="291.96">
            <text:p>291.96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2">
            <text:p>03/12/15</text:p>
          </table:table-cell>
          <table:table-cell office:value-type="float" office:value="47427554951">
            <text:p>47427554951</text:p>
          </table:table-cell>
          <table:table-cell office:value-type="float" office:value="284.19">
            <text:p>284.19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3">
            <text:p>03/13/15</text:p>
          </table:table-cell>
          <table:table-cell office:value-type="float" office:value="47427554951">
            <text:p>47427554951</text:p>
          </table:table-cell>
          <table:table-cell office:value-type="float" office:value="284.95">
            <text:p>284.95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4">
            <text:p>03/14/15</text:p>
          </table:table-cell>
          <table:table-cell office:value-type="float" office:value="47427554951">
            <text:p>47427554951</text:p>
          </table:table-cell>
          <table:table-cell office:value-type="float" office:value="291.43">
            <text:p>291.43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5">
            <text:p>03/15/15</text:p>
          </table:table-cell>
          <table:table-cell office:value-type="float" office:value="47427554951">
            <text:p>47427554951</text:p>
          </table:table-cell>
          <table:table-cell office:value-type="float" office:value="290.68">
            <text:p>290.68</text:p>
          </table:table-cell>
          <table:table-cell office:value-type="float" office:value="0.00052">
            <text:p>0.00052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6">
            <text:p>03/16/15</text:p>
          </table:table-cell>
          <table:table-cell office:value-type="float" office:value="47427554951">
            <text:p>47427554951</text:p>
          </table:table-cell>
          <table:table-cell office:value-type="float" office:value="275.74">
            <text:p>275.74</text:p>
          </table:table-cell>
          <table:table-cell office:value-type="float" office:value="0.00051">
            <text:p>0.00051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7">
            <text:p>03/17/15</text:p>
          </table:table-cell>
          <table:table-cell office:value-type="float" office:value="47427554951">
            <text:p>47427554951</text:p>
          </table:table-cell>
          <table:table-cell office:value-type="float" office:value="257.63">
            <text:p>257.63</text:p>
          </table:table-cell>
          <table:table-cell office:value-type="float" office:value="0.00052">
            <text:p>0.00052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8">
            <text:p>03/18/15</text:p>
          </table:table-cell>
          <table:table-cell office:value-type="float" office:value="47427554951">
            <text:p>47427554951</text:p>
          </table:table-cell>
          <table:table-cell office:value-type="float" office:value="261.7">
            <text:p>261.70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19">
            <text:p>03/19/15</text:p>
          </table:table-cell>
          <table:table-cell office:value-type="float" office:value="47427554951">
            <text:p>47427554951</text:p>
          </table:table-cell>
          <table:table-cell office:value-type="float" office:value="260.93">
            <text:p>260.93</text:p>
          </table:table-cell>
          <table:table-cell office:value-type="float" office:value="0.00053">
            <text:p>0.00053</text:p>
          </table:table-cell>
          <table:table-cell office:value-type="float" office:value="0.00082">
            <text:p>0.00082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0">
            <text:p>03/20/15</text:p>
          </table:table-cell>
          <table:table-cell office:value-type="float" office:value="47427554951">
            <text:p>47427554951</text:p>
          </table:table-cell>
          <table:table-cell office:value-type="float" office:value="262.57">
            <text:p>262.57</text:p>
          </table:table-cell>
          <table:table-cell office:value-type="float" office:value="0.00054">
            <text:p>0.00054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1">
            <text:p>03/21/15</text:p>
          </table:table-cell>
          <table:table-cell office:value-type="float" office:value="47427554951">
            <text:p>47427554951</text:p>
          </table:table-cell>
          <table:table-cell office:value-type="float" office:value="267.98">
            <text:p>267.98</text:p>
          </table:table-cell>
          <table:table-cell office:value-type="float" office:value="0.00054">
            <text:p>0.00054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2">
            <text:p>03/22/15</text:p>
          </table:table-cell>
          <table:table-cell office:value-type="float" office:value="46717549645">
            <text:p>46717549645</text:p>
          </table:table-cell>
          <table:table-cell office:value-type="float" office:value="257.98">
            <text:p>257.98</text:p>
          </table:table-cell>
          <table:table-cell office:value-type="float" office:value="0.00054">
            <text:p>0.00054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3">
            <text:p>03/23/15</text:p>
          </table:table-cell>
          <table:table-cell office:value-type="float" office:value="46717549645">
            <text:p>46717549645</text:p>
          </table:table-cell>
          <table:table-cell office:value-type="float" office:value="245.46">
            <text:p>245.46</text:p>
          </table:table-cell>
          <table:table-cell office:value-type="float" office:value="0.00054">
            <text:p>0.00054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4">
            <text:p>03/24/15</text:p>
          </table:table-cell>
          <table:table-cell office:value-type="float" office:value="46717549645">
            <text:p>46717549645</text:p>
          </table:table-cell>
          <table:table-cell office:value-type="float" office:value="249.69">
            <text:p>249.69</text:p>
          </table:table-cell>
          <table:table-cell office:value-type="float" office:value="0.00055">
            <text:p>0.00055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5">
            <text:p>03/25/15</text:p>
          </table:table-cell>
          <table:table-cell office:value-type="float" office:value="46717549645">
            <text:p>46717549645</text:p>
          </table:table-cell>
          <table:table-cell office:value-type="float" office:value="248.48">
            <text:p>248.48</text:p>
          </table:table-cell>
          <table:table-cell office:value-type="float" office:value="0.00056">
            <text:p>0.00056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6">
            <text:p>03/26/15</text:p>
          </table:table-cell>
          <table:table-cell office:value-type="float" office:value="46717549645">
            <text:p>46717549645</text:p>
          </table:table-cell>
          <table:table-cell office:value-type="float" office:value="252.28">
            <text:p>252.28</text:p>
          </table:table-cell>
          <table:table-cell office:value-type="float" office:value="0.00055">
            <text:p>0.00055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7">
            <text:p>03/27/15</text:p>
          </table:table-cell>
          <table:table-cell office:value-type="float" office:value="46717549645">
            <text:p>46717549645</text:p>
          </table:table-cell>
          <table:table-cell office:value-type="float" office:value="246.67">
            <text:p>246.67</text:p>
          </table:table-cell>
          <table:table-cell office:value-type="float" office:value="0.00054">
            <text:p>0.00054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8">
            <text:p>03/28/15</text:p>
          </table:table-cell>
          <table:table-cell office:value-type="float" office:value="46717549645">
            <text:p>46717549645</text:p>
          </table:table-cell>
          <table:table-cell office:value-type="float" office:value="245.19">
            <text:p>245.19</text:p>
          </table:table-cell>
          <table:table-cell office:value-type="float" office:value="0.00055">
            <text:p>0.00055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29">
            <text:p>03/29/15</text:p>
          </table:table-cell>
          <table:table-cell office:value-type="float" office:value="46717549645">
            <text:p>46717549645</text:p>
          </table:table-cell>
          <table:table-cell office:value-type="float" office:value="246.72">
            <text:p>246.72</text:p>
          </table:table-cell>
          <table:table-cell office:value-type="float" office:value="0.00055">
            <text:p>0.00055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30">
            <text:p>03/30/15</text:p>
          </table:table-cell>
          <table:table-cell office:value-type="float" office:value="46717549645">
            <text:p>46717549645</text:p>
          </table:table-cell>
          <table:table-cell office:value-type="float" office:value="244.38">
            <text:p>244.38</text:p>
          </table:table-cell>
          <table:table-cell office:value-type="float" office:value="0.00056">
            <text:p>0.00056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3-31">
            <text:p>03/31/15</text:p>
          </table:table-cell>
          <table:table-cell office:value-type="float" office:value="46717549645">
            <text:p>46717549645</text:p>
          </table:table-cell>
          <table:table-cell office:value-type="float" office:value="248.77">
            <text:p>248.77</text:p>
          </table:table-cell>
          <table:table-cell office:value-type="float" office:value="0.00056">
            <text:p>0.00056</text:p>
          </table:table-cell>
          <table:table-cell office:value-type="float" office:value="0.00083">
            <text:p>0.00083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1">
            <text:p>04/01/15</text:p>
          </table:table-cell>
          <table:table-cell office:value-type="float" office:value="46717549645">
            <text:p>46717549645</text:p>
          </table:table-cell>
          <table:table-cell office:value-type="float" office:value="254.32">
            <text:p>254.32</text:p>
          </table:table-cell>
          <table:table-cell office:value-type="float" office:value="0.00056">
            <text:p>0.00056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2">
            <text:p>04/02/15</text:p>
          </table:table-cell>
          <table:table-cell office:value-type="float" office:value="46717549645">
            <text:p>46717549645</text:p>
          </table:table-cell>
          <table:table-cell office:value-type="float" office:value="254.62">
            <text:p>254.62</text:p>
          </table:table-cell>
          <table:table-cell office:value-type="float" office:value="0.00057">
            <text:p>0.00057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3">
            <text:p>04/03/15</text:p>
          </table:table-cell>
          <table:table-cell office:value-type="float" office:value="46717549645">
            <text:p>46717549645</text:p>
          </table:table-cell>
          <table:table-cell office:value-type="float" office:value="256.46">
            <text:p>256.46</text:p>
          </table:table-cell>
          <table:table-cell office:value-type="float" office:value="0.00057">
            <text:p>0.00057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4">
            <text:p>04/04/15</text:p>
          </table:table-cell>
          <table:table-cell office:value-type="float" office:value="46717549645">
            <text:p>46717549645</text:p>
          </table:table-cell>
          <table:table-cell office:value-type="float" office:value="258.69">
            <text:p>258.69</text:p>
          </table:table-cell>
          <table:table-cell office:value-type="float" office:value="0.00058">
            <text:p>0.00058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5">
            <text:p>04/05/15</text:p>
          </table:table-cell>
          <table:table-cell office:value-type="float" office:value="49446390688">
            <text:p>49446390688</text:p>
          </table:table-cell>
          <table:table-cell office:value-type="float" office:value="255.37">
            <text:p>255.37</text:p>
          </table:table-cell>
          <table:table-cell office:value-type="float" office:value="0.00059">
            <text:p>0.00059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6">
            <text:p>04/06/15</text:p>
          </table:table-cell>
          <table:table-cell office:value-type="float" office:value="49446390688">
            <text:p>49446390688</text:p>
          </table:table-cell>
          <table:table-cell office:value-type="float" office:value="251.09">
            <text:p>251.09</text:p>
          </table:table-cell>
          <table:table-cell office:value-type="float" office:value="0.00059">
            <text:p>0.00059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7">
            <text:p>04/07/15</text:p>
          </table:table-cell>
          <table:table-cell office:value-type="float" office:value="49446390688">
            <text:p>49446390688</text:p>
          </table:table-cell>
          <table:table-cell office:value-type="float" office:value="244.73">
            <text:p>244.73</text:p>
          </table:table-cell>
          <table:table-cell office:value-type="float" office:value="0.00059">
            <text:p>0.00059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8">
            <text:p>04/08/15</text:p>
          </table:table-cell>
          <table:table-cell office:value-type="float" office:value="49446390688">
            <text:p>49446390688</text:p>
          </table:table-cell>
          <table:table-cell office:value-type="float" office:value="239.65">
            <text:p>239.65</text:p>
          </table:table-cell>
          <table:table-cell office:value-type="float" office:value="0.00058">
            <text:p>0.00058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09">
            <text:p>04/09/15</text:p>
          </table:table-cell>
          <table:table-cell office:value-type="float" office:value="49446390688">
            <text:p>49446390688</text:p>
          </table:table-cell>
          <table:table-cell office:value-type="float" office:value="236.73">
            <text:p>236.73</text:p>
          </table:table-cell>
          <table:table-cell office:value-type="float" office:value="0.00054">
            <text:p>0.00054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0">
            <text:p>04/10/15</text:p>
          </table:table-cell>
          <table:table-cell office:value-type="float" office:value="49446390688">
            <text:p>49446390688</text:p>
          </table:table-cell>
          <table:table-cell office:value-type="float" office:value="237.5">
            <text:p>237.50</text:p>
          </table:table-cell>
          <table:table-cell office:value-type="float" office:value="0.00053">
            <text:p>0.00053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1">
            <text:p>04/11/15</text:p>
          </table:table-cell>
          <table:table-cell office:value-type="float" office:value="49446390688">
            <text:p>49446390688</text:p>
          </table:table-cell>
          <table:table-cell office:value-type="float" office:value="234.44">
            <text:p>234.44</text:p>
          </table:table-cell>
          <table:table-cell office:value-type="float" office:value="0.00052">
            <text:p>0.00052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2">
            <text:p>04/12/15</text:p>
          </table:table-cell>
          <table:table-cell office:value-type="float" office:value="49446390688">
            <text:p>49446390688</text:p>
          </table:table-cell>
          <table:table-cell office:value-type="float" office:value="221.75">
            <text:p>221.75</text:p>
          </table:table-cell>
          <table:table-cell office:value-type="float" office:value="0.00051">
            <text:p>0.00051</text:p>
          </table:table-cell>
          <table:table-cell office:value-type="float" office:value="0.00084">
            <text:p>0.00084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3">
            <text:p>04/13/15</text:p>
          </table:table-cell>
          <table:table-cell office:value-type="float" office:value="49446390688">
            <text:p>49446390688</text:p>
          </table:table-cell>
          <table:table-cell office:value-type="float" office:value="221.76">
            <text:p>221.76</text:p>
          </table:table-cell>
          <table:table-cell office:value-type="float" office:value="0.0005">
            <text:p>0.0005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4">
            <text:p>04/14/15</text:p>
          </table:table-cell>
          <table:table-cell office:value-type="float" office:value="49446390688">
            <text:p>49446390688</text:p>
          </table:table-cell>
          <table:table-cell office:value-type="float" office:value="227.68">
            <text:p>227.68</text:p>
          </table:table-cell>
          <table:table-cell office:value-type="float" office:value="0.00052">
            <text:p>0.00052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5">
            <text:p>04/15/15</text:p>
          </table:table-cell>
          <table:table-cell office:value-type="float" office:value="49446390688">
            <text:p>49446390688</text:p>
          </table:table-cell>
          <table:table-cell office:value-type="float" office:value="225.76">
            <text:p>225.76</text:p>
          </table:table-cell>
          <table:table-cell office:value-type="float" office:value="0.00053">
            <text:p>0.00053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6">
            <text:p>04/16/15</text:p>
          </table:table-cell>
          <table:table-cell office:value-type="float" office:value="49446390688">
            <text:p>49446390688</text:p>
          </table:table-cell>
          <table:table-cell office:value-type="float" office:value="223.76">
            <text:p>223.76</text:p>
          </table:table-cell>
          <table:table-cell office:value-type="float" office:value="0.00051">
            <text:p>0.00051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7">
            <text:p>04/17/15</text:p>
          </table:table-cell>
          <table:table-cell office:value-type="float" office:value="49446390688">
            <text:p>49446390688</text:p>
          </table:table-cell>
          <table:table-cell office:value-type="float" office:value="225.3">
            <text:p>225.30</text:p>
          </table:table-cell>
          <table:table-cell office:value-type="float" office:value="0.0005">
            <text:p>0.0005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8">
            <text:p>04/18/15</text:p>
          </table:table-cell>
          <table:table-cell office:value-type="float" office:value="49446390688">
            <text:p>49446390688</text:p>
          </table:table-cell>
          <table:table-cell office:value-type="float" office:value="224.5">
            <text:p>224.50</text:p>
          </table:table-cell>
          <table:table-cell office:value-type="float" office:value="0.00051">
            <text:p>0.00051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19">
            <text:p>04/19/15</text:p>
          </table:table-cell>
          <table:table-cell office:value-type="float" office:value="49446390688">
            <text:p>49446390688</text:p>
          </table:table-cell>
          <table:table-cell office:value-type="float" office:value="226.84">
            <text:p>226.84</text:p>
          </table:table-cell>
          <table:table-cell office:value-type="float" office:value="0.0005">
            <text:p>0.0005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0">
            <text:p>04/20/15</text:p>
          </table:table-cell>
          <table:table-cell office:value-type="float" office:value="47643398018">
            <text:p>47643398018</text:p>
          </table:table-cell>
          <table:table-cell office:value-type="float" office:value="236.1">
            <text:p>236.10</text:p>
          </table:table-cell>
          <table:table-cell office:value-type="float" office:value="0.00041">
            <text:p>0.00041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1">
            <text:p>04/21/15</text:p>
          </table:table-cell>
          <table:table-cell office:value-type="float" office:value="47643398018">
            <text:p>47643398018</text:p>
          </table:table-cell>
          <table:table-cell office:value-type="float" office:value="235.63">
            <text:p>235.63</text:p>
          </table:table-cell>
          <table:table-cell office:value-type="float" office:value="0.00051">
            <text:p>0.00051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2">
            <text:p>04/22/15</text:p>
          </table:table-cell>
          <table:table-cell office:value-type="float" office:value="47643398018">
            <text:p>47643398018</text:p>
          </table:table-cell>
          <table:table-cell office:value-type="float" office:value="233.31">
            <text:p>233.31</text:p>
          </table:table-cell>
          <table:table-cell office:value-type="float" office:value="0.00042">
            <text:p>0.00042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3">
            <text:p>04/23/15</text:p>
          </table:table-cell>
          <table:table-cell office:value-type="float" office:value="47643398018">
            <text:p>47643398018</text:p>
          </table:table-cell>
          <table:table-cell office:value-type="float" office:value="230.45">
            <text:p>230.45</text:p>
          </table:table-cell>
          <table:table-cell office:value-type="float" office:value="0.00049">
            <text:p>0.00049</text:p>
          </table:table-cell>
          <table:table-cell office:value-type="float" office:value="0.00085">
            <text:p>0.00085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4">
            <text:p>04/24/15</text:p>
          </table:table-cell>
          <table:table-cell office:value-type="float" office:value="47643398018">
            <text:p>47643398018</text:p>
          </table:table-cell>
          <table:table-cell office:value-type="float" office:value="220.36">
            <text:p>220.36</text:p>
          </table:table-cell>
          <table:table-cell office:value-type="float" office:value="0.00045">
            <text:p>0.00045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5">
            <text:p>04/25/15</text:p>
          </table:table-cell>
          <table:table-cell office:value-type="float" office:value="47643398018">
            <text:p>47643398018</text:p>
          </table:table-cell>
          <table:table-cell office:value-type="float" office:value="220.74">
            <text:p>220.74</text:p>
          </table:table-cell>
          <table:table-cell office:value-type="float" office:value="0.00048">
            <text:p>0.00048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6">
            <text:p>04/26/15</text:p>
          </table:table-cell>
          <table:table-cell office:value-type="float" office:value="47643398018">
            <text:p>47643398018</text:p>
          </table:table-cell>
          <table:table-cell office:value-type="float" office:value="227.12">
            <text:p>227.12</text:p>
          </table:table-cell>
          <table:table-cell office:value-type="float" office:value="0.00044">
            <text:p>0.00044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7">
            <text:p>04/27/15</text:p>
          </table:table-cell>
          <table:table-cell office:value-type="float" office:value="47643398018">
            <text:p>47643398018</text:p>
          </table:table-cell>
          <table:table-cell office:value-type="float" office:value="226.44">
            <text:p>226.44</text:p>
          </table:table-cell>
          <table:table-cell office:value-type="float" office:value="0.00049">
            <text:p>0.00049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8">
            <text:p>04/28/15</text:p>
          </table:table-cell>
          <table:table-cell office:value-type="float" office:value="47643398018">
            <text:p>47643398018</text:p>
          </table:table-cell>
          <table:table-cell office:value-type="float" office:value="231.66">
            <text:p>231.66</text:p>
          </table:table-cell>
          <table:table-cell office:value-type="float" office:value="0.00043">
            <text:p>0.00043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29">
            <text:p>04/29/15</text:p>
          </table:table-cell>
          <table:table-cell office:value-type="float" office:value="47643398018">
            <text:p>47643398018</text:p>
          </table:table-cell>
          <table:table-cell office:value-type="float" office:value="236.29">
            <text:p>236.29</text:p>
          </table:table-cell>
          <table:table-cell office:value-type="float" office:value="0.00051">
            <text:p>0.00051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4-30">
            <text:p>04/30/15</text:p>
          </table:table-cell>
          <table:table-cell office:value-type="float" office:value="47643398018">
            <text:p>47643398018</text:p>
          </table:table-cell>
          <table:table-cell office:value-type="float" office:value="235.78">
            <text:p>235.78</text:p>
          </table:table-cell>
          <table:table-cell office:value-type="float" office:value="0.0005">
            <text:p>0.0005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1">
            <text:p>05/01/15</text:p>
          </table:table-cell>
          <table:table-cell office:value-type="float" office:value="47643398018">
            <text:p>47643398018</text:p>
          </table:table-cell>
          <table:table-cell office:value-type="float" office:value="240.23">
            <text:p>240.23</text:p>
          </table:table-cell>
          <table:table-cell table:formula="of:=[.D121]+0.0001/60" office:value-type="float" office:value="0.000501666666666667">
            <text:p>0.0005016667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2">
            <text:p>05/02/15</text:p>
          </table:table-cell>
          <table:table-cell office:value-type="float" office:value="47643398018">
            <text:p>47643398018</text:p>
          </table:table-cell>
          <table:table-cell office:value-type="float" office:value="240.97">
            <text:p>240.97</text:p>
          </table:table-cell>
          <table:table-cell table:formula="of:=[.D122]+0.0001/60" office:value-type="float" office:value="0.000503333333333333">
            <text:p>0.0005033333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3">
            <text:p>05/03/15</text:p>
          </table:table-cell>
          <table:table-cell office:value-type="float" office:value="48807487245">
            <text:p>48807487245</text:p>
          </table:table-cell>
          <table:table-cell office:value-type="float" office:value="236.72">
            <text:p>236.72</text:p>
          </table:table-cell>
          <table:table-cell table:formula="of:=[.D123]+0.0001/60" office:value-type="float" office:value="0.000505">
            <text:p>0.000505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4">
            <text:p>05/04/15</text:p>
          </table:table-cell>
          <table:table-cell office:value-type="float" office:value="48807487245">
            <text:p>48807487245</text:p>
          </table:table-cell>
          <table:table-cell office:value-type="float" office:value="236.19">
            <text:p>236.19</text:p>
          </table:table-cell>
          <table:table-cell table:formula="of:=[.D124]+0.0001/60" office:value-type="float" office:value="0.000506666666666667">
            <text:p>0.0005066667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5">
            <text:p>05/05/15</text:p>
          </table:table-cell>
          <table:table-cell office:value-type="float" office:value="48807487245">
            <text:p>48807487245</text:p>
          </table:table-cell>
          <table:table-cell office:value-type="float" office:value="232.19">
            <text:p>232.19</text:p>
          </table:table-cell>
          <table:table-cell table:formula="of:=[.D125]+0.0001/60" office:value-type="float" office:value="0.000508333333333333">
            <text:p>0.0005083333</text:p>
          </table:table-cell>
          <table:table-cell office:value-type="float" office:value="0.00086">
            <text:p>0.00086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6">
            <text:p>05/06/15</text:p>
          </table:table-cell>
          <table:table-cell office:value-type="float" office:value="48807487245">
            <text:p>48807487245</text:p>
          </table:table-cell>
          <table:table-cell office:value-type="float" office:value="240.19">
            <text:p>240.19</text:p>
          </table:table-cell>
          <table:table-cell table:formula="of:=[.D126]+0.0001/60" office:value-type="float" office:value="0.00051">
            <text:p>0.00051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7">
            <text:p>05/07/15</text:p>
          </table:table-cell>
          <table:table-cell office:value-type="float" office:value="48807487245">
            <text:p>48807487245</text:p>
          </table:table-cell>
          <table:table-cell office:value-type="float" office:value="243.64">
            <text:p>243.64</text:p>
          </table:table-cell>
          <table:table-cell table:formula="of:=[.D127]+0.0001/60" office:value-type="float" office:value="0.000511666666666666">
            <text:p>0.0005116667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8">
            <text:p>05/08/15</text:p>
          </table:table-cell>
          <table:table-cell office:value-type="float" office:value="48807487245">
            <text:p>48807487245</text:p>
          </table:table-cell>
          <table:table-cell office:value-type="float" office:value="242.54">
            <text:p>242.54</text:p>
          </table:table-cell>
          <table:table-cell table:formula="of:=[.D128]+0.0001/60" office:value-type="float" office:value="0.000513333333333333">
            <text:p>0.0005133333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09">
            <text:p>05/09/15</text:p>
          </table:table-cell>
          <table:table-cell office:value-type="float" office:value="48807487245">
            <text:p>48807487245</text:p>
          </table:table-cell>
          <table:table-cell office:value-type="float" office:value="242.15">
            <text:p>242.15</text:p>
          </table:table-cell>
          <table:table-cell table:formula="of:=[.D129]+0.0001/60" office:value-type="float" office:value="0.000515">
            <text:p>0.000515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0">
            <text:p>05/10/15</text:p>
          </table:table-cell>
          <table:table-cell office:value-type="float" office:value="48807487245">
            <text:p>48807487245</text:p>
          </table:table-cell>
          <table:table-cell office:value-type="float" office:value="242.67">
            <text:p>242.67</text:p>
          </table:table-cell>
          <table:table-cell table:formula="of:=[.D130]+0.0001/60" office:value-type="float" office:value="0.000516666666666666">
            <text:p>0.0005166667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1">
            <text:p>05/11/15</text:p>
          </table:table-cell>
          <table:table-cell office:value-type="float" office:value="48807487245">
            <text:p>48807487245</text:p>
          </table:table-cell>
          <table:table-cell office:value-type="float" office:value="244.24">
            <text:p>244.24</text:p>
          </table:table-cell>
          <table:table-cell table:formula="of:=[.D131]+0.0001/60" office:value-type="float" office:value="0.000518333333333333">
            <text:p>0.0005183333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2">
            <text:p>05/12/15</text:p>
          </table:table-cell>
          <table:table-cell office:value-type="float" office:value="48807487245">
            <text:p>48807487245</text:p>
          </table:table-cell>
          <table:table-cell office:value-type="float" office:value="242.02">
            <text:p>242.02</text:p>
          </table:table-cell>
          <table:table-cell table:formula="of:=[.D132]+0.0001/60" office:value-type="float" office:value="0.00052">
            <text:p>0.00052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3">
            <text:p>05/13/15</text:p>
          </table:table-cell>
          <table:table-cell office:value-type="float" office:value="47589591154">
            <text:p>47589591154</text:p>
          </table:table-cell>
          <table:table-cell office:value-type="float" office:value="242.02">
            <text:p>242.02</text:p>
          </table:table-cell>
          <table:table-cell table:formula="of:=[.D133]+0.0001/60" office:value-type="float" office:value="0.000521666666666666">
            <text:p>0.0005216667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4">
            <text:p>05/14/15</text:p>
          </table:table-cell>
          <table:table-cell office:value-type="float" office:value="47589591154">
            <text:p>47589591154</text:p>
          </table:table-cell>
          <table:table-cell office:value-type="float" office:value="238.88">
            <text:p>238.88</text:p>
          </table:table-cell>
          <table:table-cell table:formula="of:=[.D134]+0.0001/60" office:value-type="float" office:value="0.000523333333333333">
            <text:p>0.0005233333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5">
            <text:p>05/15/15</text:p>
          </table:table-cell>
          <table:table-cell office:value-type="float" office:value="47589591154">
            <text:p>47589591154</text:p>
          </table:table-cell>
          <table:table-cell office:value-type="float" office:value="238.33">
            <text:p>238.33</text:p>
          </table:table-cell>
          <table:table-cell table:formula="of:=[.D135]+0.0001/60" office:value-type="float" office:value="0.000525">
            <text:p>0.000525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6">
            <text:p>05/16/15</text:p>
          </table:table-cell>
          <table:table-cell office:value-type="float" office:value="47589591154">
            <text:p>47589591154</text:p>
          </table:table-cell>
          <table:table-cell office:value-type="float" office:value="237.19">
            <text:p>237.19</text:p>
          </table:table-cell>
          <table:table-cell table:formula="of:=[.D136]+0.0001/60" office:value-type="float" office:value="0.000526666666666666">
            <text:p>0.0005266667</text:p>
          </table:table-cell>
          <table:table-cell office:value-type="float" office:value="0.00087">
            <text:p>0.00087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7">
            <text:p>05/17/15</text:p>
          </table:table-cell>
          <table:table-cell office:value-type="float" office:value="47589591154">
            <text:p>47589591154</text:p>
          </table:table-cell>
          <table:table-cell office:value-type="float" office:value="234.29">
            <text:p>234.29</text:p>
          </table:table-cell>
          <table:table-cell table:formula="of:=[.D137]+0.0001/60" office:value-type="float" office:value="0.000528333333333333">
            <text:p>0.0005283333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8">
            <text:p>05/18/15</text:p>
          </table:table-cell>
          <table:table-cell office:value-type="float" office:value="47589591154">
            <text:p>47589591154</text:p>
          </table:table-cell>
          <table:table-cell office:value-type="float" office:value="234.73">
            <text:p>234.73</text:p>
          </table:table-cell>
          <table:table-cell table:formula="of:=[.D138]+0.0001/60" office:value-type="float" office:value="0.000529999999999999">
            <text:p>0.00053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19">
            <text:p>05/19/15</text:p>
          </table:table-cell>
          <table:table-cell office:value-type="float" office:value="47589591154">
            <text:p>47589591154</text:p>
          </table:table-cell>
          <table:table-cell office:value-type="float" office:value="236.2">
            <text:p>236.20</text:p>
          </table:table-cell>
          <table:table-cell table:formula="of:=[.D139]+0.0001/60" office:value-type="float" office:value="0.000531666666666666">
            <text:p>0.0005316667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0">
            <text:p>05/20/15</text:p>
          </table:table-cell>
          <table:table-cell office:value-type="float" office:value="47589591154">
            <text:p>47589591154</text:p>
          </table:table-cell>
          <table:table-cell office:value-type="float" office:value="237.8">
            <text:p>237.80</text:p>
          </table:table-cell>
          <table:table-cell table:formula="of:=[.D140]+0.0001/60" office:value-type="float" office:value="0.000533333333333333">
            <text:p>0.0005333333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1">
            <text:p>05/21/15</text:p>
          </table:table-cell>
          <table:table-cell office:value-type="float" office:value="47589591154">
            <text:p>47589591154</text:p>
          </table:table-cell>
          <table:table-cell office:value-type="float" office:value="240.84">
            <text:p>240.84</text:p>
          </table:table-cell>
          <table:table-cell table:formula="of:=[.D141]+0.0001/60" office:value-type="float" office:value="0.000534999999999999">
            <text:p>0.000535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2">
            <text:p>05/22/15</text:p>
          </table:table-cell>
          <table:table-cell office:value-type="float" office:value="47589591154">
            <text:p>47589591154</text:p>
          </table:table-cell>
          <table:table-cell office:value-type="float" office:value="240.86">
            <text:p>240.86</text:p>
          </table:table-cell>
          <table:table-cell table:formula="of:=[.D142]+0.0001/60" office:value-type="float" office:value="0.000536666666666666">
            <text:p>0.0005366667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3">
            <text:p>05/23/15</text:p>
          </table:table-cell>
          <table:table-cell office:value-type="float" office:value="47589591154">
            <text:p>47589591154</text:p>
          </table:table-cell>
          <table:table-cell office:value-type="float" office:value="239.76">
            <text:p>239.76</text:p>
          </table:table-cell>
          <table:table-cell table:formula="of:=[.D143]+0.0001/60" office:value-type="float" office:value="0.000538333333333333">
            <text:p>0.0005383333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4">
            <text:p>05/24/15</text:p>
          </table:table-cell>
          <table:table-cell office:value-type="float" office:value="47589591154">
            <text:p>47589591154</text:p>
          </table:table-cell>
          <table:table-cell office:value-type="float" office:value="238.16">
            <text:p>238.16</text:p>
          </table:table-cell>
          <table:table-cell table:formula="of:=[.D144]+0.0001/60" office:value-type="float" office:value="0.000539999999999999">
            <text:p>0.00054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5">
            <text:p>05/25/15</text:p>
          </table:table-cell>
          <table:table-cell office:value-type="float" office:value="47589591154">
            <text:p>47589591154</text:p>
          </table:table-cell>
          <table:table-cell office:value-type="float" office:value="239.07">
            <text:p>239.07</text:p>
          </table:table-cell>
          <table:table-cell table:formula="of:=[.D145]+0.0001/60" office:value-type="float" office:value="0.000541666666666666">
            <text:p>0.0005416667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6">
            <text:p>05/26/15</text:p>
          </table:table-cell>
          <table:table-cell office:value-type="float" office:value="47589591154">
            <text:p>47589591154</text:p>
          </table:table-cell>
          <table:table-cell office:value-type="float" office:value="238.49">
            <text:p>238.49</text:p>
          </table:table-cell>
          <table:table-cell table:formula="of:=[.D146]+0.0001/60" office:value-type="float" office:value="0.000543333333333333">
            <text:p>0.0005433333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7">
            <text:p>05/27/15</text:p>
          </table:table-cell>
          <table:table-cell office:value-type="float" office:value="47589591154">
            <text:p>47589591154</text:p>
          </table:table-cell>
          <table:table-cell office:value-type="float" office:value="238.24">
            <text:p>238.24</text:p>
          </table:table-cell>
          <table:table-cell table:formula="of:=[.D147]+0.0001/60" office:value-type="float" office:value="0.000544999999999999">
            <text:p>0.000545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8">
            <text:p>05/28/15</text:p>
          </table:table-cell>
          <table:table-cell office:value-type="float" office:value="47589591154">
            <text:p>47589591154</text:p>
          </table:table-cell>
          <table:table-cell office:value-type="float" office:value="235.96">
            <text:p>235.96</text:p>
          </table:table-cell>
          <table:table-cell table:formula="of:=[.D148]+0.0001/60" office:value-type="float" office:value="0.000546666666666666">
            <text:p>0.0005466667</text:p>
          </table:table-cell>
          <table:table-cell office:value-type="float" office:value="0.00088">
            <text:p>0.00088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29">
            <text:p>05/29/15</text:p>
          </table:table-cell>
          <table:table-cell office:value-type="float" office:value="47589591154">
            <text:p>47589591154</text:p>
          </table:table-cell>
          <table:table-cell office:value-type="float" office:value="233.73">
            <text:p>233.73</text:p>
          </table:table-cell>
          <table:table-cell table:formula="of:=[.D149]+0.0001/60" office:value-type="float" office:value="0.000548333333333332">
            <text:p>0.0005483333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30">
            <text:p>05/30/15</text:p>
          </table:table-cell>
          <table:table-cell office:value-type="float" office:value="47589591154">
            <text:p>47589591154</text:p>
          </table:table-cell>
          <table:table-cell office:value-type="float" office:value="228.23">
            <text:p>228.23</text:p>
          </table:table-cell>
          <table:table-cell table:formula="of:=[.D150]+0.0001/60" office:value-type="float" office:value="0.000549999999999999">
            <text:p>0.00055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5-31">
            <text:p>05/31/15</text:p>
          </table:table-cell>
          <table:table-cell office:value-type="float" office:value="49692386355">
            <text:p>49692386355</text:p>
          </table:table-cell>
          <table:table-cell office:value-type="float" office:value="224.57">
            <text:p>224.57</text:p>
          </table:table-cell>
          <table:table-cell table:formula="of:=[.D151]+0.0001/60" office:value-type="float" office:value="0.000551666666666666">
            <text:p>0.0005516667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1">
            <text:p>06/01/15</text:p>
          </table:table-cell>
          <table:table-cell office:value-type="float" office:value="49692386355">
            <text:p>49692386355</text:p>
          </table:table-cell>
          <table:table-cell office:value-type="float" office:value="226.84">
            <text:p>226.84</text:p>
          </table:table-cell>
          <table:table-cell table:formula="of:=[.D152]+0.0001/60" office:value-type="float" office:value="0.000553333333333332">
            <text:p>0.0005533333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2">
            <text:p>06/02/15</text:p>
          </table:table-cell>
          <table:table-cell office:value-type="float" office:value="49692386355">
            <text:p>49692386355</text:p>
          </table:table-cell>
          <table:table-cell office:value-type="float" office:value="226.8">
            <text:p>226.80</text:p>
          </table:table-cell>
          <table:table-cell table:formula="of:=[.D153]+0.0001/60" office:value-type="float" office:value="0.000554999999999999">
            <text:p>0.000555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3">
            <text:p>06/03/15</text:p>
          </table:table-cell>
          <table:table-cell office:value-type="float" office:value="49692386355">
            <text:p>49692386355</text:p>
          </table:table-cell>
          <table:table-cell office:value-type="float" office:value="225.94">
            <text:p>225.94</text:p>
          </table:table-cell>
          <table:table-cell table:formula="of:=[.D154]+0.0001/60" office:value-type="float" office:value="0.000556666666666666">
            <text:p>0.0005566667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4">
            <text:p>06/04/15</text:p>
          </table:table-cell>
          <table:table-cell office:value-type="float" office:value="49692386355">
            <text:p>49692386355</text:p>
          </table:table-cell>
          <table:table-cell office:value-type="float" office:value="226.85">
            <text:p>226.85</text:p>
          </table:table-cell>
          <table:table-cell table:formula="of:=[.D155]+0.0001/60" office:value-type="float" office:value="0.000558333333333332">
            <text:p>0.0005583333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5">
            <text:p>06/05/15</text:p>
          </table:table-cell>
          <table:table-cell office:value-type="float" office:value="49692386355">
            <text:p>49692386355</text:p>
          </table:table-cell>
          <table:table-cell office:value-type="float" office:value="226.22">
            <text:p>226.22</text:p>
          </table:table-cell>
          <table:table-cell table:formula="of:=[.D156]+0.0001/60" office:value-type="float" office:value="0.000559999999999999">
            <text:p>0.00056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6">
            <text:p>06/06/15</text:p>
          </table:table-cell>
          <table:table-cell office:value-type="float" office:value="49692386355">
            <text:p>49692386355</text:p>
          </table:table-cell>
          <table:table-cell office:value-type="float" office:value="226.32">
            <text:p>226.32</text:p>
          </table:table-cell>
          <table:table-cell table:formula="of:=[.D157]+0.0001/60" office:value-type="float" office:value="0.000561666666666666">
            <text:p>0.0005616667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7">
            <text:p>06/07/15</text:p>
          </table:table-cell>
          <table:table-cell office:value-type="float" office:value="49692386355">
            <text:p>49692386355</text:p>
          </table:table-cell>
          <table:table-cell office:value-type="float" office:value="230.71">
            <text:p>230.71</text:p>
          </table:table-cell>
          <table:table-cell table:formula="of:=[.D158]+0.0001/60" office:value-type="float" office:value="0.000563333333333332">
            <text:p>0.0005633333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8">
            <text:p>06/08/15</text:p>
          </table:table-cell>
          <table:table-cell office:value-type="float" office:value="49692386355">
            <text:p>49692386355</text:p>
          </table:table-cell>
          <table:table-cell office:value-type="float" office:value="231.35">
            <text:p>231.35</text:p>
          </table:table-cell>
          <table:table-cell table:formula="of:=[.D159]+0.0001/60" office:value-type="float" office:value="0.000564999999999999">
            <text:p>0.000565</text:p>
          </table:table-cell>
          <table:table-cell office:value-type="float" office:value="0.00089">
            <text:p>0.0008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09">
            <text:p>06/09/15</text:p>
          </table:table-cell>
          <table:table-cell office:value-type="float" office:value="49692386355">
            <text:p>49692386355</text:p>
          </table:table-cell>
          <table:table-cell office:value-type="float" office:value="231.28">
            <text:p>231.28</text:p>
          </table:table-cell>
          <table:table-cell table:formula="of:=[.D160]+0.0001/60" office:value-type="float" office:value="0.000566666666666665">
            <text:p>0.0005666667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0">
            <text:p>06/10/15</text:p>
          </table:table-cell>
          <table:table-cell office:value-type="float" office:value="49692386355">
            <text:p>49692386355</text:p>
          </table:table-cell>
          <table:table-cell office:value-type="float" office:value="231.97">
            <text:p>231.97</text:p>
          </table:table-cell>
          <table:table-cell table:formula="of:=[.D161]+0.0001/60" office:value-type="float" office:value="0.000568333333333332">
            <text:p>0.0005683333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1">
            <text:p>06/11/15</text:p>
          </table:table-cell>
          <table:table-cell office:value-type="float" office:value="49692386355">
            <text:p>49692386355</text:p>
          </table:table-cell>
          <table:table-cell office:value-type="float" office:value="231.87">
            <text:p>231.87</text:p>
          </table:table-cell>
          <table:table-cell table:formula="of:=[.D162]+0.0001/60" office:value-type="float" office:value="0.000569999999999999">
            <text:p>0.00057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2">
            <text:p>06/12/15</text:p>
          </table:table-cell>
          <table:table-cell office:value-type="float" office:value="49692386355">
            <text:p>49692386355</text:p>
          </table:table-cell>
          <table:table-cell office:value-type="float" office:value="234.72">
            <text:p>234.72</text:p>
          </table:table-cell>
          <table:table-cell table:formula="of:=[.D163]+0.0001/60" office:value-type="float" office:value="0.000571666666666665">
            <text:p>0.0005716667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3">
            <text:p>06/13/15</text:p>
          </table:table-cell>
          <table:table-cell office:value-type="float" office:value="49692386355">
            <text:p>49692386355</text:p>
          </table:table-cell>
          <table:table-cell office:value-type="float" office:value="236.05">
            <text:p>236.05</text:p>
          </table:table-cell>
          <table:table-cell table:formula="of:=[.D164]+0.0001/60" office:value-type="float" office:value="0.000573333333333332">
            <text:p>0.0005733333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4">
            <text:p>06/14/15</text:p>
          </table:table-cell>
          <table:table-cell office:value-type="float" office:value="49402014931">
            <text:p>49402014931</text:p>
          </table:table-cell>
          <table:table-cell office:value-type="float" office:value="241.71">
            <text:p>241.71</text:p>
          </table:table-cell>
          <table:table-cell table:formula="of:=[.D165]+0.0001/60" office:value-type="float" office:value="0.000574999999999999">
            <text:p>0.000575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5">
            <text:p>06/15/15</text:p>
          </table:table-cell>
          <table:table-cell office:value-type="float" office:value="49402014931">
            <text:p>49402014931</text:p>
          </table:table-cell>
          <table:table-cell office:value-type="float" office:value="251.65">
            <text:p>251.65</text:p>
          </table:table-cell>
          <table:table-cell table:formula="of:=[.D166]+0.0001/60" office:value-type="float" office:value="0.000576666666666665">
            <text:p>0.0005766667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6">
            <text:p>06/16/15</text:p>
          </table:table-cell>
          <table:table-cell office:value-type="float" office:value="49402014931">
            <text:p>49402014931</text:p>
          </table:table-cell>
          <table:table-cell office:value-type="float" office:value="249.27">
            <text:p>249.27</text:p>
          </table:table-cell>
          <table:table-cell table:formula="of:=[.D167]+0.0001/60" office:value-type="float" office:value="0.000578333333333332">
            <text:p>0.0005783333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7">
            <text:p>06/17/15</text:p>
          </table:table-cell>
          <table:table-cell office:value-type="float" office:value="49402014931">
            <text:p>49402014931</text:p>
          </table:table-cell>
          <table:table-cell office:value-type="float" office:value="249.36">
            <text:p>249.36</text:p>
          </table:table-cell>
          <table:table-cell table:formula="of:=[.D168]+0.0001/60" office:value-type="float" office:value="0.000579999999999999">
            <text:p>0.00058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8">
            <text:p>06/18/15</text:p>
          </table:table-cell>
          <table:table-cell office:value-type="float" office:value="49402014931">
            <text:p>49402014931</text:p>
          </table:table-cell>
          <table:table-cell office:value-type="float" office:value="244.29">
            <text:p>244.29</text:p>
          </table:table-cell>
          <table:table-cell table:formula="of:=[.D169]+0.0001/60" office:value-type="float" office:value="0.000581666666666665">
            <text:p>0.0005816667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19">
            <text:p>06/19/15</text:p>
          </table:table-cell>
          <table:table-cell office:value-type="float" office:value="49402014931">
            <text:p>49402014931</text:p>
          </table:table-cell>
          <table:table-cell office:value-type="float" office:value="245.85">
            <text:p>245.85</text:p>
          </table:table-cell>
          <table:table-cell table:formula="of:=[.D170]+0.0001/60" office:value-type="float" office:value="0.000583333333333332">
            <text:p>0.0005833333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0">
            <text:p>06/20/15</text:p>
          </table:table-cell>
          <table:table-cell office:value-type="float" office:value="49402014931">
            <text:p>49402014931</text:p>
          </table:table-cell>
          <table:table-cell office:value-type="float" office:value="246.5">
            <text:p>246.50</text:p>
          </table:table-cell>
          <table:table-cell table:formula="of:=[.D171]+0.0001/60" office:value-type="float" office:value="0.000584999999999998">
            <text:p>0.000585</text:p>
          </table:table-cell>
          <table:table-cell office:value-type="float" office:value="0.0009">
            <text:p>0.0009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1">
            <text:p>06/21/15</text:p>
          </table:table-cell>
          <table:table-cell office:value-type="float" office:value="49402014931">
            <text:p>49402014931</text:p>
          </table:table-cell>
          <table:table-cell office:value-type="float" office:value="247.1">
            <text:p>247.10</text:p>
          </table:table-cell>
          <table:table-cell table:formula="of:=[.D172]+0.0001/60" office:value-type="float" office:value="0.000586666666666665">
            <text:p>0.0005866667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2">
            <text:p>06/22/15</text:p>
          </table:table-cell>
          <table:table-cell office:value-type="float" office:value="49402014931">
            <text:p>49402014931</text:p>
          </table:table-cell>
          <table:table-cell office:value-type="float" office:value="245.21">
            <text:p>245.21</text:p>
          </table:table-cell>
          <table:table-cell table:formula="of:=[.D173]+0.0001/60" office:value-type="float" office:value="0.000588333333333332">
            <text:p>0.0005883333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float" office:value="49402014931">
            <text:p>49402014931</text:p>
          </table:table-cell>
          <table:table-cell office:value-type="float" office:value="244.03">
            <text:p>244.03</text:p>
          </table:table-cell>
          <table:table-cell table:formula="of:=[.D174]+0.0001/60" office:value-type="float" office:value="0.000589999999999998">
            <text:p>0.00059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4">
            <text:p>06/24/15</text:p>
          </table:table-cell>
          <table:table-cell office:value-type="float" office:value="49402014931">
            <text:p>49402014931</text:p>
          </table:table-cell>
          <table:table-cell office:value-type="float" office:value="244.23">
            <text:p>244.23</text:p>
          </table:table-cell>
          <table:table-cell table:formula="of:=[.D175]+0.0001/60" office:value-type="float" office:value="0.000591666666666665">
            <text:p>0.0005916667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5">
            <text:p>06/25/15</text:p>
          </table:table-cell>
          <table:table-cell office:value-type="float" office:value="49402014931">
            <text:p>49402014931</text:p>
          </table:table-cell>
          <table:table-cell office:value-type="float" office:value="247.45">
            <text:p>247.45</text:p>
          </table:table-cell>
          <table:table-cell table:formula="of:=[.D176]+0.0001/60" office:value-type="float" office:value="0.000593333333333332">
            <text:p>0.0005933333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6">
            <text:p>06/26/15</text:p>
          </table:table-cell>
          <table:table-cell office:value-type="float" office:value="49402014931">
            <text:p>49402014931</text:p>
          </table:table-cell>
          <table:table-cell office:value-type="float" office:value="251">
            <text:p>251.00</text:p>
          </table:table-cell>
          <table:table-cell table:formula="of:=[.D177]+0.0001/60" office:value-type="float" office:value="0.000594999999999998">
            <text:p>0.000595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7">
            <text:p>06/27/15</text:p>
          </table:table-cell>
          <table:table-cell office:value-type="float" office:value="49402014931">
            <text:p>49402014931</text:p>
          </table:table-cell>
          <table:table-cell office:value-type="float" office:value="253.47">
            <text:p>253.47</text:p>
          </table:table-cell>
          <table:table-cell table:formula="of:=[.D178]+0.0001/60" office:value-type="float" office:value="0.000596666666666665">
            <text:p>0.0005966667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8">
            <text:p>06/28/15</text:p>
          </table:table-cell>
          <table:table-cell office:value-type="float" office:value="49402014931">
            <text:p>49402014931</text:p>
          </table:table-cell>
          <table:table-cell office:value-type="float" office:value="262.7">
            <text:p>262.70</text:p>
          </table:table-cell>
          <table:table-cell table:formula="of:=[.D179]+0.0001/60" office:value-type="float" office:value="0.000598333333333332">
            <text:p>0.0005983333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29">
            <text:p>06/29/15</text:p>
          </table:table-cell>
          <table:table-cell office:value-type="float" office:value="49402014931">
            <text:p>49402014931</text:p>
          </table:table-cell>
          <table:table-cell office:value-type="float" office:value="261.14">
            <text:p>261.14</text:p>
          </table:table-cell>
          <table:table-cell table:formula="of:=[.D180]+0.0001/60" office:value-type="float" office:value="0.000599999999999998">
            <text:p>0.0006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6-30">
            <text:p>06/30/15</text:p>
          </table:table-cell>
          <table:table-cell office:value-type="float" office:value="49402014931">
            <text:p>49402014931</text:p>
          </table:table-cell>
          <table:table-cell office:value-type="float" office:value="258.66">
            <text:p>258.66</text:p>
          </table:table-cell>
          <table:table-cell table:formula="of:=[.D181]+0.0001/55" office:value-type="float" office:value="0.00060181818181818">
            <text:p>0.0006018182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7-01">
            <text:p>07/01/15</text:p>
          </table:table-cell>
          <table:table-cell office:value-type="float" office:value="49402014931">
            <text:p>49402014931</text:p>
          </table:table-cell>
          <table:table-cell office:value-type="float" office:value="257">
            <text:p>257.00</text:p>
          </table:table-cell>
          <table:table-cell table:formula="of:=[.D182]+0.00012/11.2" office:value-type="float" office:value="0.000612532467532466">
            <text:p>0.0006125325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7-02">
            <text:p>07/02/15</text:p>
          </table:table-cell>
          <table:table-cell office:value-type="float" office:value="49402014931">
            <text:p>49402014931</text:p>
          </table:table-cell>
          <table:table-cell office:value-type="float" office:value="259">
            <text:p>259.00</text:p>
          </table:table-cell>
          <table:table-cell table:formula="of:=[.D183]+0.00012/12" office:value-type="float" office:value="0.000622532467532466">
            <text:p>0.0006225325</text:p>
          </table:table-cell>
          <table:table-cell office:value-type="float" office:value="0.00091">
            <text:p>0.00091</text:p>
          </table:table-cell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7-03">
            <text:p>07/03/15</text:p>
          </table:table-cell>
          <table:table-cell office:value-type="float" office:value="49402014931">
            <text:p>49402014931</text:p>
          </table:table-cell>
          <table:table-cell office:value-type="float" office:value="264">
            <text:p>264.00</text:p>
          </table:table-cell>
          <table:table-cell table:formula="of:=[.D184]+0.00012/12" office:value-type="float" office:value="0.000632532467532466">
            <text:p>0.0006325325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7-04">
            <text:p>07/04/15</text:p>
          </table:table-cell>
          <table:table-cell office:value-type="float" office:value="49402014931">
            <text:p>49402014931</text:p>
          </table:table-cell>
          <table:table-cell office:value-type="float" office:value="272">
            <text:p>272.00</text:p>
          </table:table-cell>
          <table:table-cell table:formula="of:=[.D185]+0.00012/12.9" office:value-type="float" office:value="0.000641834793113861">
            <text:p>0.0006418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date" office:date-value="2015-07-05">
            <text:p>07/05/15</text:p>
          </table:table-cell>
          <table:table-cell office:value-type="float" office:value="49402014931">
            <text:p>49402014931</text:p>
          </table:table-cell>
          <table:table-cell office:value-type="float" office:value="269">
            <text:p>269.00</text:p>
          </table:table-cell>
          <table:table-cell table:formula="of:=[.D186]+0.00012/12" office:value-type="float" office:value="0.000651834793113861">
            <text:p>0.0006518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06">
            <text:p>07/06/15</text:p>
          </table:table-cell>
          <table:table-cell office:value-type="float" office:value="49402014931">
            <text:p>49402014931</text:p>
          </table:table-cell>
          <table:table-cell office:value-type="float" office:value="270">
            <text:p>270.00</text:p>
          </table:table-cell>
          <table:table-cell table:formula="of:=[.D187]+0.00012/12.5" office:value-type="float" office:value="0.000661434793113861">
            <text:p>0.000661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07">
            <text:p>07/07/15</text:p>
          </table:table-cell>
          <table:table-cell office:value-type="float" office:value="49402014931">
            <text:p>49402014931</text:p>
          </table:table-cell>
          <table:table-cell office:value-type="float" office:value="271">
            <text:p>271.00</text:p>
          </table:table-cell>
          <table:table-cell table:formula="of:=[.D188]+0.00012/12" office:value-type="float" office:value="0.000671434793113861">
            <text:p>0.000671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08">
            <text:p>07/08/15</text:p>
          </table:table-cell>
          <table:table-cell office:value-type="float" office:value="49402014931">
            <text:p>49402014931</text:p>
          </table:table-cell>
          <table:table-cell office:value-type="float" office:value="280">
            <text:p>280.00</text:p>
          </table:table-cell>
          <table:table-cell table:formula="of:=[.D189]+0.00012/15" office:value-type="float" office:value="0.000679434793113861">
            <text:p>0.000679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09">
            <text:p>07/09/15</text:p>
          </table:table-cell>
          <table:table-cell office:value-type="float" office:value="49402014931">
            <text:p>49402014931</text:p>
          </table:table-cell>
          <table:table-cell office:value-type="float" office:value="291">
            <text:p>291.00</text:p>
          </table:table-cell>
          <table:table-cell table:formula="of:=[.D190]+0.00012/12" office:value-type="float" office:value="0.000689434793113861">
            <text:p>0.000689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0">
            <text:p>07/10/15</text:p>
          </table:table-cell>
          <table:table-cell office:value-type="float" office:value="49402014931">
            <text:p>49402014931</text:p>
          </table:table-cell>
          <table:table-cell office:value-type="float" office:value="303">
            <text:p>303.00</text:p>
          </table:table-cell>
          <table:table-cell table:formula="of:=[.D191]+0.00012/120" office:value-type="float" office:value="0.000690434793113861">
            <text:p>0.000690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1">
            <text:p>07/11/15</text:p>
          </table:table-cell>
          <table:table-cell office:value-type="float" office:value="49402014931">
            <text:p>49402014931</text:p>
          </table:table-cell>
          <table:table-cell office:value-type="float" office:value="296">
            <text:p>296.00</text:p>
          </table:table-cell>
          <table:table-cell table:formula="of:=[.D192]+0.00012/4" office:value-type="float" office:value="0.000720434793113861">
            <text:p>0.000720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2">
            <text:p>07/12/15</text:p>
          </table:table-cell>
          <table:table-cell office:value-type="float" office:value="51076366303">
            <text:p>51076366303</text:p>
          </table:table-cell>
          <table:table-cell office:value-type="float" office:value="291">
            <text:p>291.00</text:p>
          </table:table-cell>
          <table:table-cell table:formula="of:=[.D193]+0.00012/12" office:value-type="float" office:value="0.000730434793113861">
            <text:p>0.0007304348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3">
            <text:p>07/13/15</text:p>
          </table:table-cell>
          <table:table-cell office:value-type="float" office:value="51076366303">
            <text:p>51076366303</text:p>
          </table:table-cell>
          <table:table-cell office:value-type="float" office:value="292">
            <text:p>292.00</text:p>
          </table:table-cell>
          <table:table-cell office:value-type="float" office:value="0.00063">
            <text:p>0.00063</text:p>
          </table:table-cell>
          <table:table-cell office:value-type="float" office:value="0.00092">
            <text:p>0.00092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4">
            <text:p>07/14/15</text:p>
          </table:table-cell>
          <table:table-cell office:value-type="float" office:value="51076366303">
            <text:p>51076366303</text:p>
          </table:table-cell>
          <table:table-cell office:value-type="float" office:value="284">
            <text:p>284.00</text:p>
          </table:table-cell>
          <table:table-cell office:value-type="float" office:value="0.00064">
            <text:p>0.00064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5">
            <text:p>07/15/15</text:p>
          </table:table-cell>
          <table:table-cell office:value-type="float" office:value="51076366303">
            <text:p>51076366303</text:p>
          </table:table-cell>
          <table:table-cell office:value-type="float" office:value="278">
            <text:p>278.00</text:p>
          </table:table-cell>
          <table:table-cell office:value-type="float" office:value="0.00063">
            <text:p>0.00063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6">
            <text:p>07/16/15</text:p>
          </table:table-cell>
          <table:table-cell office:value-type="float" office:value="51076366303">
            <text:p>51076366303</text:p>
          </table:table-cell>
          <table:table-cell office:value-type="float" office:value="278">
            <text:p>278.00</text:p>
          </table:table-cell>
          <table:table-cell office:value-type="float" office:value="0.00067">
            <text:p>0.00067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7">
            <text:p>07/17/15</text:p>
          </table:table-cell>
          <table:table-cell office:value-type="float" office:value="51076366303">
            <text:p>51076366303</text:p>
          </table:table-cell>
          <table:table-cell office:value-type="float" office:value="275">
            <text:p>275.00</text:p>
          </table:table-cell>
          <table:table-cell office:value-type="float" office:value="0.00068">
            <text:p>0.00068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8">
            <text:p>07/18/15</text:p>
          </table:table-cell>
          <table:table-cell office:value-type="float" office:value="51076366303">
            <text:p>51076366303</text:p>
          </table:table-cell>
          <table:table-cell office:value-type="float" office:value="277">
            <text:p>277.00</text:p>
          </table:table-cell>
          <table:table-cell office:value-type="float" office:value="0.00071">
            <text:p>0.00071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19">
            <text:p>07/19/15</text:p>
          </table:table-cell>
          <table:table-cell office:value-type="float" office:value="51076366303">
            <text:p>51076366303</text:p>
          </table:table-cell>
          <table:table-cell office:value-type="float" office:value="280">
            <text:p>280.00</text:p>
          </table:table-cell>
          <table:table-cell office:value-type="float" office:value="0.00071">
            <text:p>0.00071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0">
            <text:p>07/20/15</text:p>
          </table:table-cell>
          <table:table-cell office:value-type="float" office:value="51076366303">
            <text:p>51076366303</text:p>
          </table:table-cell>
          <table:table-cell office:value-type="float" office:value="278">
            <text:p>278.00</text:p>
          </table:table-cell>
          <table:table-cell office:value-type="float" office:value="0.0007">
            <text:p>0.0007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1">
            <text:p>07/21/15</text:p>
          </table:table-cell>
          <table:table-cell office:value-type="float" office:value="51076366303">
            <text:p>51076366303</text:p>
          </table:table-cell>
          <table:table-cell office:value-type="float" office:value="278">
            <text:p>278.00</text:p>
          </table:table-cell>
          <table:table-cell office:value-type="float" office:value="0.000069">
            <text:p>0.000069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2">
            <text:p>07/22/15</text:p>
          </table:table-cell>
          <table:table-cell office:value-type="float" office:value="51076366303">
            <text:p>51076366303</text:p>
          </table:table-cell>
          <table:table-cell office:value-type="float" office:value="283">
            <text:p>283.00</text:p>
          </table:table-cell>
          <table:table-cell office:value-type="float" office:value="0.00069">
            <text:p>0.00069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4">
            <text:p>0.001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3">
            <text:p>07/23/15</text:p>
          </table:table-cell>
          <table:table-cell office:value-type="float" office:value="51076366303">
            <text:p>51076366303</text:p>
          </table:table-cell>
          <table:table-cell office:value-type="float" office:value="289">
            <text:p>289.00</text:p>
          </table:table-cell>
          <table:table-cell office:value-type="float" office:value="0.00072">
            <text:p>0.00072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4">
            <text:p>07/24/15</text:p>
          </table:table-cell>
          <table:table-cell office:value-type="float" office:value="51076366303">
            <text:p>51076366303</text:p>
          </table:table-cell>
          <table:table-cell office:value-type="float" office:value="291">
            <text:p>291.00</text:p>
          </table:table-cell>
          <table:table-cell office:value-type="float" office:value="0.00072">
            <text:p>0.00072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5">
            <text:p>07/25/15</text:p>
          </table:table-cell>
          <table:table-cell office:value-type="float" office:value="51076366303">
            <text:p>51076366303</text:p>
          </table:table-cell>
          <table:table-cell office:value-type="float" office:value="292">
            <text:p>292.00</text:p>
          </table:table-cell>
          <table:table-cell office:value-type="float" office:value="0.00071">
            <text:p>0.00071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6">
            <text:p>07/26/15</text:p>
          </table:table-cell>
          <table:table-cell office:value-type="float" office:value="52278304846">
            <text:p>52278304846</text:p>
          </table:table-cell>
          <table:table-cell office:value-type="float" office:value="296">
            <text:p>296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7">
            <text:p>07/27/15</text:p>
          </table:table-cell>
          <table:table-cell office:value-type="float" office:value="52278304846">
            <text:p>52278304846</text:p>
          </table:table-cell>
          <table:table-cell office:value-type="float" office:value="293">
            <text:p>293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8">
            <text:p>07/28/15</text:p>
          </table:table-cell>
          <table:table-cell office:value-type="float" office:value="52278304846">
            <text:p>52278304846</text:p>
          </table:table-cell>
          <table:table-cell office:value-type="float" office:value="290">
            <text:p>290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29">
            <text:p>07/29/15</text:p>
          </table:table-cell>
          <table:table-cell office:value-type="float" office:value="52278304846">
            <text:p>52278304846</text:p>
          </table:table-cell>
          <table:table-cell office:value-type="float" office:value="287">
            <text:p>287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30">
            <text:p>07/30/15</text:p>
          </table:table-cell>
          <table:table-cell office:value-type="float" office:value="52278304846">
            <text:p>52278304846</text:p>
          </table:table-cell>
          <table:table-cell office:value-type="float" office:value="283">
            <text:p>283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7-31">
            <text:p>07/31/15</text:p>
          </table:table-cell>
          <table:table-cell office:value-type="float" office:value="52278304846">
            <text:p>52278304846</text:p>
          </table:table-cell>
          <table:table-cell office:value-type="float" office:value="281">
            <text:p>281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1">
            <text:p>08/01/15</text:p>
          </table:table-cell>
          <table:table-cell office:value-type="float" office:value="52278304846">
            <text:p>52278304846</text:p>
          </table:table-cell>
          <table:table-cell office:value-type="float" office:value="284">
            <text:p>284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2">
            <text:p>08/02/15</text:p>
          </table:table-cell>
          <table:table-cell office:value-type="float" office:value="52278304846">
            <text:p>52278304846</text:p>
          </table:table-cell>
          <table:table-cell office:value-type="float" office:value="285">
            <text:p>285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3">
            <text:p>08/03/15</text:p>
          </table:table-cell>
          <table:table-cell office:value-type="float" office:value="52278304846">
            <text:p>52278304846</text:p>
          </table:table-cell>
          <table:table-cell office:value-type="float" office:value="285">
            <text:p>285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4">
            <text:p>08/04/15</text:p>
          </table:table-cell>
          <table:table-cell office:value-type="float" office:value="52278304846">
            <text:p>52278304846</text:p>
          </table:table-cell>
          <table:table-cell office:value-type="float" office:value="282">
            <text:p>282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5">
            <text:p>08/05/15</text:p>
          </table:table-cell>
          <table:table-cell office:value-type="float" office:value="52278304846">
            <text:p>52278304846</text:p>
          </table:table-cell>
          <table:table-cell office:value-type="float" office:value="280">
            <text:p>280.00</text:p>
          </table:table-cell>
          <table:table-cell office:value-type="float" office:value="0.00071">
            <text:p>0.00071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6">
            <text:p>08/06/15</text:p>
          </table:table-cell>
          <table:table-cell office:value-type="float" office:value="52278304846">
            <text:p>52278304846</text:p>
          </table:table-cell>
          <table:table-cell office:value-type="float" office:value="276">
            <text:p>276.00</text:p>
          </table:table-cell>
          <table:table-cell office:value-type="float" office:value="0.00071">
            <text:p>0.00071</text:p>
          </table:table-cell>
          <table:table-cell office:value-type="float" office:value="0.00095">
            <text:p>0.00095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7">
            <text:p>08/07/15</text:p>
          </table:table-cell>
          <table:table-cell office:value-type="float" office:value="52278304846">
            <text:p>52278304846</text:p>
          </table:table-cell>
          <table:table-cell office:value-type="float" office:value="264">
            <text:p>264.00</text:p>
          </table:table-cell>
          <table:table-cell office:value-type="float" office:value="0.000706">
            <text:p>0.000706</text:p>
          </table:table-cell>
          <table:table-cell office:value-type="float" office:value="0.00095">
            <text:p>0.00095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8">
            <text:p>08/08/15</text:p>
          </table:table-cell>
          <table:table-cell office:value-type="float" office:value="52278304846">
            <text:p>52278304846</text:p>
          </table:table-cell>
          <table:table-cell office:value-type="float" office:value="266">
            <text:p>266.00</text:p>
          </table:table-cell>
          <table:table-cell office:value-type="float" office:value="0.000702">
            <text:p>0.000702</text:p>
          </table:table-cell>
          <table:table-cell office:value-type="float" office:value="0.00095">
            <text:p>0.00095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09">
            <text:p>08/09/15</text:p>
          </table:table-cell>
          <table:table-cell office:value-type="float" office:value="52699842409">
            <text:p>52699842409</text:p>
          </table:table-cell>
          <table:table-cell office:value-type="float" office:value="267">
            <text:p>267.00</text:p>
          </table:table-cell>
          <table:table-cell office:value-type="float" office:value="0.0007">
            <text:p>0.0007</text:p>
          </table:table-cell>
          <table:table-cell office:value-type="float" office:value="0.00096">
            <text:p>0.00096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0">
            <text:p>08/10/15</text:p>
          </table:table-cell>
          <table:table-cell office:value-type="float" office:value="52699842409">
            <text:p>52699842409</text:p>
          </table:table-cell>
          <table:table-cell office:value-type="float" office:value="269">
            <text:p>269.00</text:p>
          </table:table-cell>
          <table:table-cell office:value-type="float" office:value="0.00069">
            <text:p>0.00069</text:p>
          </table:table-cell>
          <table:table-cell office:value-type="float" office:value="0.00095">
            <text:p>0.00095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1">
            <text:p>08/11/15</text:p>
          </table:table-cell>
          <table:table-cell office:value-type="float" office:value="52699842409">
            <text:p>52699842409</text:p>
          </table:table-cell>
          <table:table-cell office:value-type="float" office:value="266">
            <text:p>266.00</text:p>
          </table:table-cell>
          <table:table-cell office:value-type="float" office:value="0.00067">
            <text:p>0.00067</text:p>
          </table:table-cell>
          <table:table-cell office:value-type="float" office:value="0.00096">
            <text:p>0.00096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2">
            <text:p>08/12/15</text:p>
          </table:table-cell>
          <table:table-cell office:value-type="float" office:value="52699842409">
            <text:p>52699842409</text:p>
          </table:table-cell>
          <table:table-cell office:value-type="float" office:value="266">
            <text:p>266.00</text:p>
          </table:table-cell>
          <table:table-cell office:value-type="float" office:value="0.00066">
            <text:p>0.00066</text:p>
          </table:table-cell>
          <table:table-cell office:value-type="float" office:value="0.00095">
            <text:p>0.00095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3">
            <text:p>08/13/15</text:p>
          </table:table-cell>
          <table:table-cell office:value-type="float" office:value="52699842409">
            <text:p>52699842409</text:p>
          </table:table-cell>
          <table:table-cell office:value-type="float" office:value="267">
            <text:p>267.00</text:p>
          </table:table-cell>
          <table:table-cell office:value-type="float" office:value="0.00068">
            <text:p>0.00068</text:p>
          </table:table-cell>
          <table:table-cell office:value-type="float" office:value="0.00094">
            <text:p>0.00094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4">
            <text:p>08/14/15</text:p>
          </table:table-cell>
          <table:table-cell office:value-type="float" office:value="52699842409">
            <text:p>52699842409</text:p>
          </table:table-cell>
          <table:table-cell office:value-type="float" office:value="260">
            <text:p>260.00</text:p>
          </table:table-cell>
          <table:table-cell office:value-type="float" office:value="0.00062">
            <text:p>0.00062</text:p>
          </table:table-cell>
          <table:table-cell office:value-type="float" office:value="0.00091">
            <text:p>0.00091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5">
            <text:p>08/15/15</text:p>
          </table:table-cell>
          <table:table-cell office:value-type="float" office:value="52699842409">
            <text:p>52699842409</text:p>
          </table:table-cell>
          <table:table-cell office:value-type="float" office:value="259">
            <text:p>259.00</text:p>
          </table:table-cell>
          <table:table-cell office:value-type="float" office:value="0.00063">
            <text:p>0.00063</text:p>
          </table:table-cell>
          <table:table-cell office:value-type="float" office:value="0.00093">
            <text:p>0.00093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6">
            <text:p>08/16/15</text:p>
          </table:table-cell>
          <table:table-cell office:value-type="float" office:value="52699842409">
            <text:p>52699842409</text:p>
          </table:table-cell>
          <table:table-cell office:value-type="float" office:value="257">
            <text:p>257.00</text:p>
          </table:table-cell>
          <table:table-cell office:value-type="float" office:value="0.00053">
            <text:p>0.00053</text:p>
          </table:table-cell>
          <table:table-cell office:value-type="float" office:value="0.0009">
            <text:p>0.0009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7">
            <text:p>08/17/15</text:p>
          </table:table-cell>
          <table:table-cell office:value-type="float" office:value="52699842409">
            <text:p>52699842409</text:p>
          </table:table-cell>
          <table:table-cell office:value-type="float" office:value="234">
            <text:p>234.00</text:p>
          </table:table-cell>
          <table:table-cell office:value-type="float" office:value="0.00051">
            <text:p>0.00051</text:p>
          </table:table-cell>
          <table:table-cell office:value-type="float" office:value="0.00087">
            <text:p>0.00087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8">
            <text:p>08/18/15</text:p>
          </table:table-cell>
          <table:table-cell office:value-type="float" office:value="52699842409">
            <text:p>52699842409</text:p>
          </table:table-cell>
          <table:table-cell office:value-type="float" office:value="233">
            <text:p>233.00</text:p>
          </table:table-cell>
          <table:table-cell office:value-type="float" office:value="0.0005">
            <text:p>0.0005</text:p>
          </table:table-cell>
          <table:table-cell office:value-type="float" office:value="0.00087">
            <text:p>0.00087</text:p>
          </table:table-cell>
          <table:table-cell table:style-name="ce1" office:value-type="float" office:value="0.0013">
            <text:p>0.001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19">
            <text:p>08/19/15</text:p>
          </table:table-cell>
          <table:table-cell office:value-type="float" office:value="52699842409">
            <text:p>52699842409</text:p>
          </table:table-cell>
          <table:table-cell office:value-type="float" office:value="235">
            <text:p>235.00</text:p>
          </table:table-cell>
          <table:table-cell office:value-type="float" office:value="0.00051">
            <text:p>0.00051</text:p>
          </table:table-cell>
          <table:table-cell office:value-type="float" office:value="0.0007">
            <text:p>0.0007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0">
            <text:p>08/20/15</text:p>
          </table:table-cell>
          <table:table-cell office:value-type="float" office:value="52699842409">
            <text:p>52699842409</text:p>
          </table:table-cell>
          <table:table-cell office:value-type="float" office:value="232">
            <text:p>232.00</text:p>
          </table:table-cell>
          <table:table-cell office:value-type="float" office:value="0.00052">
            <text:p>0.00052</text:p>
          </table:table-cell>
          <table:table-cell office:value-type="float" office:value="0.00068">
            <text:p>0.00068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1">
            <text:p>08/21/15</text:p>
          </table:table-cell>
          <table:table-cell office:value-type="float" office:value="52699842409">
            <text:p>52699842409</text:p>
          </table:table-cell>
          <table:table-cell office:value-type="float" office:value="230">
            <text:p>230.00</text:p>
          </table:table-cell>
          <table:table-cell office:value-type="float" office:value="0.0005">
            <text:p>0.0005</text:p>
          </table:table-cell>
          <table:table-cell office:value-type="float" office:value="0.00075">
            <text:p>0.00075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2">
            <text:p>08/22/15</text:p>
          </table:table-cell>
          <table:table-cell office:value-type="float" office:value="52699842409">
            <text:p>52699842409</text:p>
          </table:table-cell>
          <table:table-cell office:value-type="float" office:value="222">
            <text:p>222.00</text:p>
          </table:table-cell>
          <table:table-cell office:value-type="float" office:value="0.00049">
            <text:p>0.00049</text:p>
          </table:table-cell>
          <table:table-cell office:value-type="float" office:value="0.00085">
            <text:p>0.00085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3">
            <text:p>08/23/15</text:p>
          </table:table-cell>
          <table:table-cell office:value-type="float" office:value="54256630328">
            <text:p>54256630328</text:p>
          </table:table-cell>
          <table:table-cell office:value-type="float" office:value="214">
            <text:p>214.00</text:p>
          </table:table-cell>
          <table:table-cell office:value-type="float" office:value="0.00047">
            <text:p>0.00047</text:p>
          </table:table-cell>
          <table:table-cell office:value-type="float" office:value="0.00088">
            <text:p>0.00088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4">
            <text:p>08/24/15</text:p>
          </table:table-cell>
          <table:table-cell office:value-type="float" office:value="54256630328">
            <text:p>54256630328</text:p>
          </table:table-cell>
          <table:table-cell office:value-type="float" office:value="226">
            <text:p>226.00</text:p>
          </table:table-cell>
          <table:table-cell office:value-type="float" office:value="0.00036">
            <text:p>0.00036</text:p>
          </table:table-cell>
          <table:table-cell office:value-type="float" office:value="0.00075">
            <text:p>0.00075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5">
            <text:p>08/25/15</text:p>
          </table:table-cell>
          <table:table-cell office:value-type="float" office:value="54256630328">
            <text:p>54256630328</text:p>
          </table:table-cell>
          <table:table-cell office:value-type="float" office:value="227">
            <text:p>227.00</text:p>
          </table:table-cell>
          <table:table-cell office:value-type="float" office:value="0.00046">
            <text:p>0.00046</text:p>
          </table:table-cell>
          <table:table-cell office:value-type="float" office:value="0.00072">
            <text:p>0.00072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6">
            <text:p>08/26/15</text:p>
          </table:table-cell>
          <table:table-cell office:value-type="float" office:value="54256630328">
            <text:p>54256630328</text:p>
          </table:table-cell>
          <table:table-cell office:value-type="float" office:value="228">
            <text:p>228.00</text:p>
          </table:table-cell>
          <table:table-cell office:value-type="float" office:value="0.00047">
            <text:p>0.00047</text:p>
          </table:table-cell>
          <table:table-cell office:value-type="float" office:value="0.00073">
            <text:p>0.00073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7">
            <text:p>08/27/15</text:p>
          </table:table-cell>
          <table:table-cell office:value-type="float" office:value="54256630328">
            <text:p>54256630328</text:p>
          </table:table-cell>
          <table:table-cell office:value-type="float" office:value="232">
            <text:p>232.00</text:p>
          </table:table-cell>
          <table:table-cell office:value-type="float" office:value="0.00048">
            <text:p>0.00048</text:p>
          </table:table-cell>
          <table:table-cell office:value-type="float" office:value="0.00068">
            <text:p>0.00068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8">
            <text:p>08/28/15</text:p>
          </table:table-cell>
          <table:table-cell office:value-type="float" office:value="54256630328">
            <text:p>54256630328</text:p>
          </table:table-cell>
          <table:table-cell office:value-type="float" office:value="230">
            <text:p>230.00</text:p>
          </table:table-cell>
          <table:table-cell office:value-type="float" office:value="0.00041">
            <text:p>0.00041</text:p>
          </table:table-cell>
          <table:table-cell office:value-type="float" office:value="0.00067">
            <text:p>0.00067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29">
            <text:p>08/29/15</text:p>
          </table:table-cell>
          <table:table-cell office:value-type="float" office:value="54256630328">
            <text:p>54256630328</text:p>
          </table:table-cell>
          <table:table-cell office:value-type="float" office:value="230">
            <text:p>230.00</text:p>
          </table:table-cell>
          <table:table-cell office:value-type="float" office:value="0.00036">
            <text:p>0.00036</text:p>
          </table:table-cell>
          <table:table-cell office:value-type="float" office:value="0.0005">
            <text:p>0.0005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30">
            <text:p>08/30/15</text:p>
          </table:table-cell>
          <table:table-cell office:value-type="float" office:value="54256630328">
            <text:p>54256630328</text:p>
          </table:table-cell>
          <table:table-cell office:value-type="float" office:value="230">
            <text:p>230.00</text:p>
          </table:table-cell>
          <table:table-cell office:value-type="float" office:value="0.00032">
            <text:p>0.00032</text:p>
          </table:table-cell>
          <table:table-cell office:value-type="float" office:value="0.00055">
            <text:p>0.00055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8-31">
            <text:p>08/31/15</text:p>
          </table:table-cell>
          <table:table-cell office:value-type="float" office:value="54256630328">
            <text:p>54256630328</text:p>
          </table:table-cell>
          <table:table-cell office:value-type="float" office:value="229">
            <text:p>229.00</text:p>
          </table:table-cell>
          <table:table-cell office:value-type="float" office:value="0.00031">
            <text:p>0.00031</text:p>
          </table:table-cell>
          <table:table-cell office:value-type="float" office:value="0.00062">
            <text:p>0.00062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1">
            <text:p>09/01/15</text:p>
          </table:table-cell>
          <table:table-cell office:value-type="float" office:value="54256630328">
            <text:p>54256630328</text:p>
          </table:table-cell>
          <table:table-cell office:value-type="float" office:value="231">
            <text:p>231.00</text:p>
          </table:table-cell>
          <table:table-cell office:value-type="float" office:value="0.0003">
            <text:p>0.0003</text:p>
          </table:table-cell>
          <table:table-cell office:value-type="float" office:value="0.00061">
            <text:p>0.00061</text:p>
          </table:table-cell>
          <table:table-cell table:style-name="ce1" office:value-type="float" office:value="0.00127">
            <text:p>0.0012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2">
            <text:p>09/02/15</text:p>
          </table:table-cell>
          <table:table-cell office:value-type="float" office:value="54256630328">
            <text:p>54256630328</text:p>
          </table:table-cell>
          <table:table-cell office:value-type="float" office:value="234">
            <text:p>234.00</text:p>
          </table:table-cell>
          <table:table-cell office:value-type="float" office:value="0.0003">
            <text:p>0.0003</text:p>
          </table:table-cell>
          <table:table-cell office:value-type="float" office:value="0.00059">
            <text:p>0.00059</text:p>
          </table:table-cell>
          <table:table-cell table:style-name="ce1" office:value-type="float" office:value="0.00125">
            <text:p>0.0012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3">
            <text:p>09/03/15</text:p>
          </table:table-cell>
          <table:table-cell office:value-type="float" office:value="54256630328">
            <text:p>54256630328</text:p>
          </table:table-cell>
          <table:table-cell office:value-type="float" office:value="240">
            <text:p>240.00</text:p>
          </table:table-cell>
          <table:table-cell office:value-type="float" office:value="0.00028">
            <text:p>0.00028</text:p>
          </table:table-cell>
          <table:table-cell office:value-type="float" office:value="0.00058">
            <text:p>0.00058</text:p>
          </table:table-cell>
          <table:table-cell table:style-name="ce1" office:value-type="float" office:value="0.00124">
            <text:p>0.0012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4">
            <text:p>09/04/15</text:p>
          </table:table-cell>
          <table:table-cell office:value-type="float" office:value="54256630328">
            <text:p>54256630328</text:p>
          </table:table-cell>
          <table:table-cell office:value-type="float" office:value="241">
            <text:p>241.00</text:p>
          </table:table-cell>
          <table:table-cell office:value-type="float" office:value="0.00028">
            <text:p>0.00028</text:p>
          </table:table-cell>
          <table:table-cell office:value-type="float" office:value="0.00056">
            <text:p>0.00056</text:p>
          </table:table-cell>
          <table:table-cell table:style-name="ce1" office:value-type="float" office:value="0.00124">
            <text:p>0.0012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5">
            <text:p>09/05/15</text:p>
          </table:table-cell>
          <table:table-cell office:value-type="float" office:value="56957648455">
            <text:p>56957648455</text:p>
          </table:table-cell>
          <table:table-cell office:value-type="float" office:value="244">
            <text:p>244.00</text:p>
          </table:table-cell>
          <table:table-cell office:value-type="float" office:value="0.00027">
            <text:p>0.00027</text:p>
          </table:table-cell>
          <table:table-cell office:value-type="float" office:value="0.00055">
            <text:p>0.00055</text:p>
          </table:table-cell>
          <table:table-cell table:style-name="ce1" office:value-type="float" office:value="0.00124">
            <text:p>0.0012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6">
            <text:p>09/06/15</text:p>
          </table:table-cell>
          <table:table-cell office:value-type="float" office:value="56957648455">
            <text:p>56957648455</text:p>
          </table:table-cell>
          <table:table-cell office:value-type="float" office:value="242">
            <text:p>242.00</text:p>
          </table:table-cell>
          <table:table-cell office:value-type="float" office:value="0.00027">
            <text:p>0.00027</text:p>
          </table:table-cell>
          <table:table-cell office:value-type="float" office:value="0.00054">
            <text:p>0.00054</text:p>
          </table:table-cell>
          <table:table-cell table:style-name="ce1" office:value-type="float" office:value="0.00124">
            <text:p>0.0012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7">
            <text:p>09/07/15</text:p>
          </table:table-cell>
          <table:table-cell office:value-type="float" office:value="56957648455">
            <text:p>56957648455</text:p>
          </table:table-cell>
          <table:table-cell office:value-type="float" office:value="240">
            <text:p>240.00</text:p>
          </table:table-cell>
          <table:table-cell office:value-type="float" office:value="0.00027">
            <text:p>0.00027</text:p>
          </table:table-cell>
          <table:table-cell office:value-type="float" office:value="0.00052">
            <text:p>0.00052</text:p>
          </table:table-cell>
          <table:table-cell table:style-name="ce1" office:value-type="float" office:value="0.00124">
            <text:p>0.0012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8">
            <text:p>09/08/15</text:p>
          </table:table-cell>
          <table:table-cell office:value-type="float" office:value="56957648455">
            <text:p>56957648455</text:p>
          </table:table-cell>
          <table:table-cell office:value-type="float" office:value="242">
            <text:p>242.00</text:p>
          </table:table-cell>
          <table:table-cell office:value-type="float" office:value="0.00025">
            <text:p>0.00025</text:p>
          </table:table-cell>
          <table:table-cell office:value-type="float" office:value="0.00051">
            <text:p>0.00051</text:p>
          </table:table-cell>
          <table:table-cell table:style-name="ce1" office:value-type="float" office:value="0.00123">
            <text:p>0.0012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09">
            <text:p>09/09/15</text:p>
          </table:table-cell>
          <table:table-cell office:value-type="float" office:value="56957648455">
            <text:p>56957648455</text:p>
          </table:table-cell>
          <table:table-cell office:value-type="float" office:value="241">
            <text:p>241.00</text:p>
          </table:table-cell>
          <table:table-cell office:value-type="float" office:value="0.00024">
            <text:p>0.00024</text:p>
          </table:table-cell>
          <table:table-cell office:value-type="float" office:value="0.00049">
            <text:p>0.00049</text:p>
          </table:table-cell>
          <table:table-cell table:style-name="ce1" office:value-type="float" office:value="0.00123">
            <text:p>0.0012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0">
            <text:p>09/10/15</text:p>
          </table:table-cell>
          <table:table-cell office:value-type="float" office:value="56957648455">
            <text:p>56957648455</text:p>
          </table:table-cell>
          <table:table-cell office:value-type="float" office:value="234">
            <text:p>234.00</text:p>
          </table:table-cell>
          <table:table-cell office:value-type="float" office:value="0.00026">
            <text:p>0.00026</text:p>
          </table:table-cell>
          <table:table-cell office:value-type="float" office:value="0.00048">
            <text:p>0.00048</text:p>
          </table:table-cell>
          <table:table-cell table:style-name="ce1" office:value-type="float" office:value="0.00123">
            <text:p>0.0012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1">
            <text:p>09/11/15</text:p>
          </table:table-cell>
          <table:table-cell office:value-type="float" office:value="56957648455">
            <text:p>56957648455</text:p>
          </table:table-cell>
          <table:table-cell office:value-type="float" office:value="231">
            <text:p>231.00</text:p>
          </table:table-cell>
          <table:table-cell office:value-type="float" office:value="0.00025">
            <text:p>0.00025</text:p>
          </table:table-cell>
          <table:table-cell office:value-type="float" office:value="0.00047">
            <text:p>0.00047</text:p>
          </table:table-cell>
          <table:table-cell table:style-name="ce1" office:value-type="float" office:value="0.00076">
            <text:p>0.0007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2">
            <text:p>09/12/15</text:p>
          </table:table-cell>
          <table:table-cell office:value-type="float" office:value="56957648455">
            <text:p>56957648455</text:p>
          </table:table-cell>
          <table:table-cell office:value-type="float" office:value="232">
            <text:p>232.00</text:p>
          </table:table-cell>
          <table:table-cell office:value-type="float" office:value="0.00025">
            <text:p>0.00025</text:p>
          </table:table-cell>
          <table:table-cell office:value-type="float" office:value="0.00045">
            <text:p>0.00045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3">
            <text:p>09/13/15</text:p>
          </table:table-cell>
          <table:table-cell office:value-type="float" office:value="56957648455">
            <text:p>56957648455</text:p>
          </table:table-cell>
          <table:table-cell office:value-type="float" office:value="231">
            <text:p>231.00</text:p>
          </table:table-cell>
          <table:table-cell office:value-type="float" office:value="0.00024">
            <text:p>0.00024</text:p>
          </table:table-cell>
          <table:table-cell office:value-type="float" office:value="0.00044">
            <text:p>0.00044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4">
            <text:p>09/14/15</text:p>
          </table:table-cell>
          <table:table-cell office:value-type="float" office:value="56957648455">
            <text:p>56957648455</text:p>
          </table:table-cell>
          <table:table-cell office:value-type="float" office:value="232">
            <text:p>232.00</text:p>
          </table:table-cell>
          <table:table-cell office:value-type="float" office:value="0.00023">
            <text:p>0.00023</text:p>
          </table:table-cell>
          <table:table-cell office:value-type="float" office:value="0.00042">
            <text:p>0.00042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5">
            <text:p>09/15/15</text:p>
          </table:table-cell>
          <table:table-cell office:value-type="float" office:value="56957648455">
            <text:p>56957648455</text:p>
          </table:table-cell>
          <table:table-cell office:value-type="float" office:value="235">
            <text:p>235.00</text:p>
          </table:table-cell>
          <table:table-cell office:value-type="float" office:value="0.00022">
            <text:p>0.00022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6">
            <text:p>09/16/15</text:p>
          </table:table-cell>
          <table:table-cell office:value-type="float" office:value="56957648455">
            <text:p>56957648455</text:p>
          </table:table-cell>
          <table:table-cell office:value-type="float" office:value="234">
            <text:p>234.00</text:p>
          </table:table-cell>
          <table:table-cell office:value-type="float" office:value="0.00021">
            <text:p>0.00021</text:p>
          </table:table-cell>
          <table:table-cell office:value-type="float" office:value="0.0004">
            <text:p>0.0004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7">
            <text:p>09/17/15</text:p>
          </table:table-cell>
          <table:table-cell office:value-type="float" office:value="56957648455">
            <text:p>56957648455</text:p>
          </table:table-cell>
          <table:table-cell office:value-type="float" office:value="233">
            <text:p>233.00</text:p>
          </table:table-cell>
          <table:table-cell office:value-type="float" office:value="0.0002">
            <text:p>0.0002</text:p>
          </table:table-cell>
          <table:table-cell office:value-type="float" office:value="0.00038">
            <text:p>0.00038</text:p>
          </table:table-cell>
          <table:table-cell table:style-name="ce1" office:value-type="float" office:value="0.00095">
            <text:p>0.0009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8">
            <text:p>09/18/15</text:p>
          </table:table-cell>
          <table:table-cell office:value-type="float" office:value="59335351234">
            <text:p>59335351234</text:p>
          </table:table-cell>
          <table:table-cell office:value-type="float" office:value="229">
            <text:p>229.00</text:p>
          </table:table-cell>
          <table:table-cell office:value-type="float" office:value="0.000193">
            <text:p>0.000193</text:p>
          </table:table-cell>
          <table:table-cell office:value-type="float" office:value="0.00037">
            <text:p>0.00037</text:p>
          </table:table-cell>
          <table:table-cell table:style-name="ce1" office:value-type="float" office:value="0.00094">
            <text:p>0.0009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19">
            <text:p>09/19/15</text:p>
          </table:table-cell>
          <table:table-cell office:value-type="float" office:value="59335351234">
            <text:p>59335351234</text:p>
          </table:table-cell>
          <table:table-cell office:value-type="float" office:value="230">
            <text:p>230.00</text:p>
          </table:table-cell>
          <table:table-cell office:value-type="float" office:value="0.000183">
            <text:p>0.000183</text:p>
          </table:table-cell>
          <table:table-cell office:value-type="float" office:value="0.00035">
            <text:p>0.00035</text:p>
          </table:table-cell>
          <table:table-cell table:style-name="ce1" office:value-type="float" office:value="0.00092">
            <text:p>0.0009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0">
            <text:p>09/20/15</text:p>
          </table:table-cell>
          <table:table-cell office:value-type="float" office:value="59335351234">
            <text:p>59335351234</text:p>
          </table:table-cell>
          <table:table-cell office:value-type="float" office:value="232">
            <text:p>232.00</text:p>
          </table:table-cell>
          <table:table-cell office:value-type="float" office:value="0.000173">
            <text:p>0.000173</text:p>
          </table:table-cell>
          <table:table-cell office:value-type="float" office:value="0.00034">
            <text:p>0.00034</text:p>
          </table:table-cell>
          <table:table-cell table:style-name="ce1" office:value-type="float" office:value="0.0009">
            <text:p>0.0009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1">
            <text:p>09/21/15</text:p>
          </table:table-cell>
          <table:table-cell office:value-type="float" office:value="59335351234">
            <text:p>59335351234</text:p>
          </table:table-cell>
          <table:table-cell office:value-type="float" office:value="234">
            <text:p>234.00</text:p>
          </table:table-cell>
          <table:table-cell office:value-type="float" office:value="0.000175">
            <text:p>0.000175</text:p>
          </table:table-cell>
          <table:table-cell office:value-type="float" office:value="0.00033">
            <text:p>0.00033</text:p>
          </table:table-cell>
          <table:table-cell table:style-name="ce1" office:value-type="float" office:value="0.00088">
            <text:p>0.00088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2">
            <text:p>09/22/15</text:p>
          </table:table-cell>
          <table:table-cell office:value-type="float" office:value="59335351234">
            <text:p>59335351234</text:p>
          </table:table-cell>
          <table:table-cell office:value-type="float" office:value="236">
            <text:p>236.00</text:p>
          </table:table-cell>
          <table:table-cell office:value-type="float" office:value="0.00018">
            <text:p>0.00018</text:p>
          </table:table-cell>
          <table:table-cell office:value-type="float" office:value="0.00031">
            <text:p>0.00031</text:p>
          </table:table-cell>
          <table:table-cell table:style-name="ce1" office:value-type="float" office:value="0.00084">
            <text:p>0.0008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3">
            <text:p>09/23/15</text:p>
          </table:table-cell>
          <table:table-cell office:value-type="float" office:value="59335351234">
            <text:p>59335351234</text:p>
          </table:table-cell>
          <table:table-cell office:value-type="float" office:value="236">
            <text:p>236.00</text:p>
          </table:table-cell>
          <table:table-cell office:value-type="float" office:value="0.000165">
            <text:p>0.000165</text:p>
          </table:table-cell>
          <table:table-cell office:value-type="float" office:value="0.0003">
            <text:p>0.0003</text:p>
          </table:table-cell>
          <table:table-cell table:style-name="ce1" office:value-type="float" office:value="0.00076">
            <text:p>0.0007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4">
            <text:p>09/24/15</text:p>
          </table:table-cell>
          <table:table-cell office:value-type="float" office:value="59335351234">
            <text:p>59335351234</text:p>
          </table:table-cell>
          <table:table-cell office:value-type="float" office:value="235">
            <text:p>235.00</text:p>
          </table:table-cell>
          <table:table-cell office:value-type="float" office:value="0.000164">
            <text:p>0.000164</text:p>
          </table:table-cell>
          <table:table-cell office:value-type="float" office:value="0.00028">
            <text:p>0.00028</text:p>
          </table:table-cell>
          <table:table-cell table:style-name="ce1" office:value-type="float" office:value="0.00076">
            <text:p>0.0007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5">
            <text:p>09/25/15</text:p>
          </table:table-cell>
          <table:table-cell office:value-type="float" office:value="59335351234">
            <text:p>59335351234</text:p>
          </table:table-cell>
          <table:table-cell office:value-type="float" office:value="238">
            <text:p>238.00</text:p>
          </table:table-cell>
          <table:table-cell office:value-type="float" office:value="0.000162">
            <text:p>0.000162</text:p>
          </table:table-cell>
          <table:table-cell office:value-type="float" office:value="0.00027">
            <text:p>0.00027</text:p>
          </table:table-cell>
          <table:table-cell table:style-name="ce1" office:value-type="float" office:value="0.00076">
            <text:p>0.0007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6">
            <text:p>09/26/15</text:p>
          </table:table-cell>
          <table:table-cell office:value-type="float" office:value="59335351234">
            <text:p>59335351234</text:p>
          </table:table-cell>
          <table:table-cell office:value-type="float" office:value="240">
            <text:p>240.00</text:p>
          </table:table-cell>
          <table:table-cell office:value-type="float" office:value="0.00016">
            <text:p>0.00016</text:p>
          </table:table-cell>
          <table:table-cell office:value-type="float" office:value="0.00026">
            <text:p>0.00026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7">
            <text:p>09/27/15</text:p>
          </table:table-cell>
          <table:table-cell office:value-type="float" office:value="59335351234">
            <text:p>59335351234</text:p>
          </table:table-cell>
          <table:table-cell office:value-type="float" office:value="238">
            <text:p>238.00</text:p>
          </table:table-cell>
          <table:table-cell office:value-type="float" office:value="0.000153">
            <text:p>0.000153</text:p>
          </table:table-cell>
          <table:table-cell office:value-type="float" office:value="0.00024">
            <text:p>0.00024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8">
            <text:p>09/28/15</text:p>
          </table:table-cell>
          <table:table-cell office:value-type="float" office:value="59335351234">
            <text:p>59335351234</text:p>
          </table:table-cell>
          <table:table-cell office:value-type="float" office:value="239">
            <text:p>239.00</text:p>
          </table:table-cell>
          <table:table-cell office:value-type="float" office:value="0.000142">
            <text:p>0.000142</text:p>
          </table:table-cell>
          <table:table-cell office:value-type="float" office:value="0.00023">
            <text:p>0.00023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29">
            <text:p>09/29/15</text:p>
          </table:table-cell>
          <table:table-cell office:value-type="float" office:value="59335351234">
            <text:p>59335351234</text:p>
          </table:table-cell>
          <table:table-cell office:value-type="float" office:value="239">
            <text:p>239.00</text:p>
          </table:table-cell>
          <table:table-cell office:value-type="float" office:value="0.000131">
            <text:p>0.000131</text:p>
          </table:table-cell>
          <table:table-cell office:value-type="float" office:value="0.00021">
            <text:p>0.00021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09-30">
            <text:p>09/30/15</text:p>
          </table:table-cell>
          <table:table-cell office:value-type="float" office:value="59335351234">
            <text:p>59335351234</text:p>
          </table:table-cell>
          <table:table-cell office:value-type="float" office:value="240">
            <text:p>240.00</text:p>
          </table:table-cell>
          <table:table-cell office:value-type="float" office:value="0.000121">
            <text:p>0.000121</text:p>
          </table:table-cell>
          <table:table-cell office:value-type="float" office:value="0.0002">
            <text:p>0.0002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1">
            <text:p>10/01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1">
            <text:p>241.00</text:p>
          </table:table-cell>
          <table:table-cell office:value-type="float" office:value="0.00011">
            <text:p>0.00011</text:p>
          </table:table-cell>
          <table:table-cell office:value-type="float" office:value="0.00021">
            <text:p>0.00021</text:p>
          </table:table-cell>
          <table:table-cell table:style-name="ce1" office:value-type="float" office:value="0.00075">
            <text:p>0.0007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2">
            <text:p>10/02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0">
            <text:p>240.00</text:p>
          </table:table-cell>
          <table:table-cell office:value-type="float" office:value="0.0001">
            <text:p>0.0001</text:p>
          </table:table-cell>
          <table:table-cell office:value-type="float" office:value="0.00021">
            <text:p>0.00021</text:p>
          </table:table-cell>
          <table:table-cell table:style-name="ce1" office:value-type="float" office:value="0.00072">
            <text:p>0.0007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3">
            <text:p>10/03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4">
            <text:p>244.00</text:p>
          </table:table-cell>
          <table:table-cell office:value-type="float" office:value="0.0000169">
            <text:p>0.0000169</text:p>
          </table:table-cell>
          <table:table-cell office:value-type="float" office:value="0.00022">
            <text:p>0.00022</text:p>
          </table:table-cell>
          <table:table-cell table:style-name="ce1" office:value-type="float" office:value="0.00071">
            <text:p>0.0007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4">
            <text:p>10/04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7">
            <text:p>247.00</text:p>
          </table:table-cell>
          <table:table-cell office:value-type="float" office:value="0.000078">
            <text:p>0.000078</text:p>
          </table:table-cell>
          <table:table-cell office:value-type="float" office:value="0.00023">
            <text:p>0.00023</text:p>
          </table:table-cell>
          <table:table-cell table:style-name="ce1" office:value-type="float" office:value="0.00073">
            <text:p>0.00073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5">
            <text:p>10/05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5">
            <text:p>245.00</text:p>
          </table:table-cell>
          <table:table-cell office:value-type="float" office:value="0.000123">
            <text:p>0.000123</text:p>
          </table:table-cell>
          <table:table-cell office:value-type="float" office:value="0.00023">
            <text:p>0.00023</text:p>
          </table:table-cell>
          <table:table-cell table:style-name="ce1" office:value-type="float" office:value="0.00072">
            <text:p>0.0007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6">
            <text:p>10/06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6">
            <text:p>246.00</text:p>
          </table:table-cell>
          <table:table-cell office:value-type="float" office:value="0.000134">
            <text:p>0.000134</text:p>
          </table:table-cell>
          <table:table-cell office:value-type="float" office:value="0.00024">
            <text:p>0.00024</text:p>
          </table:table-cell>
          <table:table-cell table:style-name="ce1" office:value-type="float" office:value="0.00071">
            <text:p>0.0007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7">
            <text:p>10/07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7">
            <text:p>247.00</text:p>
          </table:table-cell>
          <table:table-cell office:value-type="float" office:value="0.000135">
            <text:p>0.000135</text:p>
          </table:table-cell>
          <table:table-cell office:value-type="float" office:value="0.00025">
            <text:p>0.00025</text:p>
          </table:table-cell>
          <table:table-cell table:style-name="ce1" office:value-type="float" office:value="0.00071">
            <text:p>0.0007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8">
            <text:p>10/08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9">
            <text:p>249.00</text:p>
          </table:table-cell>
          <table:table-cell office:value-type="float" office:value="0.000145">
            <text:p>0.000145</text:p>
          </table:table-cell>
          <table:table-cell office:value-type="float" office:value="0.00025">
            <text:p>0.00025</text:p>
          </table:table-cell>
          <table:table-cell table:style-name="ce1" office:value-type="float" office:value="0.0007">
            <text:p>0.000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09">
            <text:p>10/09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8">
            <text:p>248.00</text:p>
          </table:table-cell>
          <table:table-cell office:value-type="float" office:value="0.000152">
            <text:p>0.000152</text:p>
          </table:table-cell>
          <table:table-cell office:value-type="float" office:value="0.00026">
            <text:p>0.00026</text:p>
          </table:table-cell>
          <table:table-cell table:style-name="ce1" office:value-type="float" office:value="0.00065">
            <text:p>0.00065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0">
            <text:p>10/10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49">
            <text:p>249.00</text:p>
          </table:table-cell>
          <table:table-cell office:value-type="float" office:value="0.000158">
            <text:p>0.000158</text:p>
          </table:table-cell>
          <table:table-cell office:value-type="float" office:value="0.00027">
            <text:p>0.00027</text:p>
          </table:table-cell>
          <table:table-cell table:style-name="ce1" office:value-type="float" office:value="0.00069">
            <text:p>0.00069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1">
            <text:p>10/11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53">
            <text:p>253.00</text:p>
          </table:table-cell>
          <table:table-cell office:value-type="float" office:value="0.000162">
            <text:p>0.000162</text:p>
          </table:table-cell>
          <table:table-cell office:value-type="float" office:value="0.00027">
            <text:p>0.00027</text:p>
          </table:table-cell>
          <table:table-cell table:style-name="ce1" office:value-type="float" office:value="0.0007">
            <text:p>0.000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2">
            <text:p>10/12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56">
            <text:p>256.00</text:p>
          </table:table-cell>
          <table:table-cell office:value-type="float" office:value="0.000165">
            <text:p>0.000165</text:p>
          </table:table-cell>
          <table:table-cell office:value-type="float" office:value="0.00028">
            <text:p>0.00028</text:p>
          </table:table-cell>
          <table:table-cell table:style-name="ce1" office:value-type="float" office:value="0.00076">
            <text:p>0.0007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3">
            <text:p>10/13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61">
            <text:p>261.00</text:p>
          </table:table-cell>
          <table:table-cell office:value-type="float" office:value="0.000167">
            <text:p>0.000167</text:p>
          </table:table-cell>
          <table:table-cell office:value-type="float" office:value="0.00029">
            <text:p>0.00029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2">
            <text:p>0.00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4">
            <text:p>10/14/15</text:p>
          </table:table-cell>
          <table:table-cell table:style-name="ce4" office:value-type="float" office:value="60800000000">
            <text:p>6.08E+010</text:p>
          </table:table-cell>
          <table:table-cell office:value-type="float" office:value="269">
            <text:p>269.00</text:p>
          </table:table-cell>
          <table:table-cell office:value-type="float" office:value="0.000177">
            <text:p>0.000177</text:p>
          </table:table-cell>
          <table:table-cell office:value-type="float" office:value="0.00029">
            <text:p>0.00029</text:p>
          </table:table-cell>
          <table:table-cell table:style-name="ce1" office:value-type="float" office:value="0.00074">
            <text:p>0.00074</text:p>
          </table:table-cell>
          <table:table-cell table:style-name="ce1" office:value-type="float" office:value="0.00178">
            <text:p>0.0017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 table:number-columns-repeated="11"/>
        </table:table-row>
        <table:table-row table:style-name="ro1">
          <table:table-cell office:value-type="date" office:date-value="2015-10-15">
            <text:p>10/15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69">
            <text:p>269.00</text:p>
          </table:table-cell>
          <table:table-cell office:value-type="float" office:value="0.000183">
            <text:p>0.000183</text:p>
          </table:table-cell>
          <table:table-cell office:value-type="float" office:value="0.0003">
            <text:p>0.0003</text:p>
          </table:table-cell>
          <table:table-cell table:style-name="ce1" office:value-type="float" office:value="0.00075">
            <text:p>0.00075</text:p>
          </table:table-cell>
          <table:table-cell table:style-name="ce1" office:value-type="float" office:value="0.0018">
            <text:p>0.001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16">
            <text:p>10/16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65">
            <text:p>265.00</text:p>
          </table:table-cell>
          <table:table-cell office:value-type="float" office:value="0.000185">
            <text:p>0.000185</text:p>
          </table:table-cell>
          <table:table-cell office:value-type="float" office:value="0.00031">
            <text:p>0.00031</text:p>
          </table:table-cell>
          <table:table-cell table:style-name="ce1" office:value-type="float" office:value="0.00076">
            <text:p>0.00076</text:p>
          </table:table-cell>
          <table:table-cell table:style-name="ce1" office:value-type="float" office:value="0.00186">
            <text:p>0.0018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17">
            <text:p>10/17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69">
            <text:p>269.00</text:p>
          </table:table-cell>
          <table:table-cell office:value-type="float" office:value="0.000193">
            <text:p>0.000193</text:p>
          </table:table-cell>
          <table:table-cell office:value-type="float" office:value="0.00031">
            <text:p>0.00031</text:p>
          </table:table-cell>
          <table:table-cell table:style-name="ce1" office:value-type="float" office:value="0.00078">
            <text:p>0.00078</text:p>
          </table:table-cell>
          <table:table-cell table:style-name="ce1" office:value-type="float" office:value="0.00193">
            <text:p>0.0019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18">
            <text:p>10/18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70">
            <text:p>270.00</text:p>
          </table:table-cell>
          <table:table-cell office:value-type="float" office:value="0.00022">
            <text:p>0.00022</text:p>
          </table:table-cell>
          <table:table-cell office:value-type="float" office:value="0.00032">
            <text:p>0.00032</text:p>
          </table:table-cell>
          <table:table-cell table:style-name="ce1" office:value-type="float" office:value="0.0008">
            <text:p>0.0008</text:p>
          </table:table-cell>
          <table:table-cell table:style-name="ce1" office:value-type="float" office:value="0.00195">
            <text:p>0.0019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19">
            <text:p>10/19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73">
            <text:p>273.00</text:p>
          </table:table-cell>
          <table:table-cell office:value-type="float" office:value="0.00024">
            <text:p>0.00024</text:p>
          </table:table-cell>
          <table:table-cell office:value-type="float" office:value="0.00033">
            <text:p>0.00033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77">
            <text:p>0.00177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0">
            <text:p>10/20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78">
            <text:p>278.00</text:p>
          </table:table-cell>
          <table:table-cell office:value-type="float" office:value="0.00025">
            <text:p>0.00025</text:p>
          </table:table-cell>
          <table:table-cell office:value-type="float" office:value="0.00033">
            <text:p>0.00033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8">
            <text:p>0.001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1">
            <text:p>10/21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82">
            <text:p>282.00</text:p>
          </table:table-cell>
          <table:table-cell office:value-type="float" office:value="0.00002">
            <text:p>0.00002</text:p>
          </table:table-cell>
          <table:table-cell office:value-type="float" office:value="0.00034">
            <text:p>0.00034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9">
            <text:p>0.0019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2">
            <text:p>10/22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90">
            <text:p>290.00</text:p>
          </table:table-cell>
          <table:table-cell table:style-name="Default" office:value-type="float" office:value="0.00016">
            <text:p>0.00016</text:p>
          </table:table-cell>
          <table:table-cell office:value-type="float" office:value="0.00035">
            <text:p>0.00035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92">
            <text:p>0.0019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3">
            <text:p>10/23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85">
            <text:p>285.00</text:p>
          </table:table-cell>
          <table:table-cell table:style-name="Default" office:value-type="float" office:value="0.00019">
            <text:p>0.00019</text:p>
          </table:table-cell>
          <table:table-cell office:value-type="float" office:value="0.00035">
            <text:p>0.00035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93">
            <text:p>0.0019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4">
            <text:p>10/24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293">
            <text:p>293.00</text:p>
          </table:table-cell>
          <table:table-cell table:style-name="Default" office:value-type="float" office:value="0.00023">
            <text:p>0.00023</text:p>
          </table:table-cell>
          <table:table-cell office:value-type="float" office:value="0.00036">
            <text:p>0.00036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95">
            <text:p>0.0019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5">
            <text:p>10/25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302">
            <text:p>302.00</text:p>
          </table:table-cell>
          <table:table-cell office:value-type="float" office:value="0.00024">
            <text:p>0.00024</text:p>
          </table:table-cell>
          <table:table-cell office:value-type="float" office:value="0.00037">
            <text:p>0.00037</text:p>
          </table:table-cell>
          <table:table-cell table:style-name="ce1" office:value-type="float" office:value="0.00083">
            <text:p>0.00083</text:p>
          </table:table-cell>
          <table:table-cell table:style-name="ce1" office:value-type="float" office:value="0.00194">
            <text:p>0.0019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6">
            <text:p>10/26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310">
            <text:p>310.00</text:p>
          </table:table-cell>
          <table:table-cell office:value-type="float" office:value="0.00024">
            <text:p>0.00024</text:p>
          </table:table-cell>
          <table:table-cell office:value-type="float" office:value="0.00037">
            <text:p>0.00037</text:p>
          </table:table-cell>
          <table:table-cell table:style-name="ce1" office:value-type="float" office:value="0.00083">
            <text:p>0.00083</text:p>
          </table:table-cell>
          <table:table-cell table:style-name="ce1" office:value-type="float" office:value="0.00193">
            <text:p>0.0019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7">
            <text:p>10/27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324">
            <text:p>324.00</text:p>
          </table:table-cell>
          <table:table-cell office:value-type="float" office:value="0.00025">
            <text:p>0.00025</text:p>
          </table:table-cell>
          <table:table-cell office:value-type="float" office:value="0.00038">
            <text:p>0.00038</text:p>
          </table:table-cell>
          <table:table-cell table:style-name="ce1" office:value-type="float" office:value="0.00083">
            <text:p>0.00083</text:p>
          </table:table-cell>
          <table:table-cell table:style-name="ce1" office:value-type="float" office:value="0.00192">
            <text:p>0.0019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8">
            <text:p>10/28/15</text:p>
          </table:table-cell>
          <table:table-cell table:style-name="ce4" office:value-type="float" office:value="60900000000">
            <text:p>6.09E+010</text:p>
          </table:table-cell>
          <table:table-cell office:value-type="float" office:value="324">
            <text:p>324.00</text:p>
          </table:table-cell>
          <table:table-cell office:value-type="float" office:value="0.00027">
            <text:p>0.00027</text:p>
          </table:table-cell>
          <table:table-cell office:value-type="float" office:value="0.00039">
            <text:p>0.00039</text:p>
          </table:table-cell>
          <table:table-cell table:style-name="ce1" office:value-type="float" office:value="0.00083">
            <text:p>0.00083</text:p>
          </table:table-cell>
          <table:table-cell table:style-name="ce1" office:value-type="float" office:value="0.00192">
            <text:p>0.0019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29">
            <text:p>10/29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18">
            <text:p>318.00</text:p>
          </table:table-cell>
          <table:table-cell office:value-type="float" office:value="0.00028">
            <text:p>0.00028</text:p>
          </table:table-cell>
          <table:table-cell office:value-type="float" office:value="0.00039">
            <text:p>0.00039</text:p>
          </table:table-cell>
          <table:table-cell table:style-name="ce1" office:value-type="float" office:value="0.00083">
            <text:p>0.00083</text:p>
          </table:table-cell>
          <table:table-cell table:style-name="ce1" office:value-type="float" office:value="0.00193">
            <text:p>0.0019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30">
            <text:p>10/30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34">
            <text:p>334.00</text:p>
          </table:table-cell>
          <table:table-cell office:value-type="float" office:value="0.00029">
            <text:p>0.00029</text:p>
          </table:table-cell>
          <table:table-cell office:value-type="float" office:value="0.0004">
            <text:p>0.0004</text:p>
          </table:table-cell>
          <table:table-cell table:style-name="ce1" office:value-type="float" office:value="0.00082">
            <text:p>0.00082</text:p>
          </table:table-cell>
          <table:table-cell table:style-name="ce1" office:value-type="float" office:value="0.00192">
            <text:p>0.0019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0-31">
            <text:p>10/31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82">
            <text:p>382.00</text:p>
          </table:table-cell>
          <table:table-cell office:value-type="float" office:value="0.0003">
            <text:p>0.000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8">
            <text:p>0.0008</text:p>
          </table:table-cell>
          <table:table-cell table:style-name="ce1" office:value-type="float" office:value="0.00184">
            <text:p>0.0018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1">
            <text:p>11/01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447">
            <text:p>447.00</text:p>
          </table:table-cell>
          <table:table-cell office:value-type="float" office:value="0.0003">
            <text:p>0.000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7">
            <text:p>0.00077</text:p>
          </table:table-cell>
          <table:table-cell table:style-name="ce1" office:value-type="float" office:value="0.00176">
            <text:p>0.0017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2">
            <text:p>11/02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401">
            <text:p>401.00</text:p>
          </table:table-cell>
          <table:table-cell office:value-type="float" office:value="0.00032">
            <text:p>0.00032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4">
            <text:p>0.00074</text:p>
          </table:table-cell>
          <table:table-cell table:style-name="ce1" office:value-type="float" office:value="0.00161">
            <text:p>0.00161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3">
            <text:p>11/03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73">
            <text:p>373.00</text:p>
          </table:table-cell>
          <table:table-cell office:value-type="float" office:value="0.00038">
            <text:p>0.00038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6">
            <text:p>0.001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4">
            <text:p>11/04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84">
            <text:p>384.00</text:p>
          </table:table-cell>
          <table:table-cell office:value-type="float" office:value="0.0002">
            <text:p>0.0002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4">
            <text:p>0.00074</text:p>
          </table:table-cell>
          <table:table-cell table:style-name="ce1" office:value-type="float" office:value="0.00165">
            <text:p>0.0016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5">
            <text:p>11/05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84">
            <text:p>384.00</text:p>
          </table:table-cell>
          <table:table-cell office:value-type="float" office:value="0.0003">
            <text:p>0.000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4">
            <text:p>0.00074</text:p>
          </table:table-cell>
          <table:table-cell table:style-name="ce1" office:value-type="float" office:value="0.00155">
            <text:p>0.0015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6">
            <text:p>11/06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75">
            <text:p>375.00</text:p>
          </table:table-cell>
          <table:table-cell office:value-type="float" office:value="0.00035">
            <text:p>0.00035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7">
            <text:p>11/07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69">
            <text:p>369.00</text:p>
          </table:table-cell>
          <table:table-cell office:value-type="float" office:value="0.0004">
            <text:p>0.0004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8">
            <text:p>11/08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18">
            <text:p>318.00</text:p>
          </table:table-cell>
          <table:table-cell office:value-type="float" office:value="0.00035">
            <text:p>0.00035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5">
            <text:p>0.00065</text:p>
          </table:table-cell>
          <table:table-cell table:style-name="ce1" office:value-type="float" office:value="0.00145">
            <text:p>0.0014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09">
            <text:p>11/09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27">
            <text:p>327.00</text:p>
          </table:table-cell>
          <table:table-cell office:value-type="float" office:value="0.00034">
            <text:p>0.00034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5">
            <text:p>0.00065</text:p>
          </table:table-cell>
          <table:table-cell table:style-name="ce1" office:value-type="float" office:value="0.0015">
            <text:p>0.001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0">
            <text:p>11/10/15</text:p>
          </table:table-cell>
          <table:table-cell table:style-name="ce4" office:value-type="float" office:value="62300000000">
            <text:p>6.23E+010</text:p>
          </table:table-cell>
          <table:table-cell office:value-type="float" office:value="335">
            <text:p>335.00</text:p>
          </table:table-cell>
          <table:table-cell office:value-type="float" office:value="0.0003">
            <text:p>0.000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5">
            <text:p>0.00065</text:p>
          </table:table-cell>
          <table:table-cell table:style-name="ce1" office:value-type="float" office:value="0.0015">
            <text:p>0.001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1">
            <text:p>11/11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35">
            <text:p>335.00</text:p>
          </table:table-cell>
          <table:table-cell office:value-type="float" office:value="0.00029">
            <text:p>0.00029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66">
            <text:p>0.00066</text:p>
          </table:table-cell>
          <table:table-cell table:style-name="ce1" office:value-type="float" office:value="0.00152">
            <text:p>0.0015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2">
            <text:p>11/12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30">
            <text:p>330.00</text:p>
          </table:table-cell>
          <table:table-cell office:value-type="float" office:value="0.00026">
            <text:p>0.00026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">
            <text:p>0.0007</text:p>
          </table:table-cell>
          <table:table-cell table:style-name="ce1" office:value-type="float" office:value="0.00153">
            <text:p>0.0015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3">
            <text:p>11/13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2">
            <text:p>322.00</text:p>
          </table:table-cell>
          <table:table-cell office:value-type="float" office:value="0.00028">
            <text:p>0.00028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2">
            <text:p>0.00072</text:p>
          </table:table-cell>
          <table:table-cell table:style-name="ce1" office:value-type="float" office:value="0.0016">
            <text:p>0.001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4">
            <text:p>11/14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36">
            <text:p>336.00</text:p>
          </table:table-cell>
          <table:table-cell office:value-type="float" office:value="0.00031">
            <text:p>0.00031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2">
            <text:p>0.00072</text:p>
          </table:table-cell>
          <table:table-cell table:style-name="ce1" office:value-type="float" office:value="0.00165">
            <text:p>0.0016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5">
            <text:p>11/15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35">
            <text:p>335.00</text:p>
          </table:table-cell>
          <table:table-cell office:value-type="float" office:value="0.00033">
            <text:p>0.0003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5">
            <text:p>0.001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6">
            <text:p>11/16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33">
            <text:p>333.00</text:p>
          </table:table-cell>
          <table:table-cell office:value-type="float" office:value="0.00033">
            <text:p>0.0003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7">
            <text:p>11/17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1">
            <text:p>321.00</text:p>
          </table:table-cell>
          <table:table-cell office:value-type="float" office:value="0.00033">
            <text:p>0.0003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8">
            <text:p>11/18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6">
            <text:p>326.00</text:p>
          </table:table-cell>
          <table:table-cell office:value-type="float" office:value="0.00033">
            <text:p>0.0003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19">
            <text:p>11/19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6">
            <text:p>326.00</text:p>
          </table:table-cell>
          <table:table-cell office:value-type="float" office:value="0.00033">
            <text:p>0.00033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0">
            <text:p>11/20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4">
            <text:p>324.00</text:p>
          </table:table-cell>
          <table:table-cell office:value-type="float" office:value="0.00015">
            <text:p>0.00015</text:p>
          </table:table-cell>
          <table:table-cell office:value-type="float" office:value="0.00041">
            <text:p>0.00041</text:p>
          </table:table-cell>
          <table:table-cell table:style-name="ce1" office:value-type="float" office:value="0.00073">
            <text:p>0.00073</text:p>
          </table:table-cell>
          <table:table-cell table:style-name="ce1" office:value-type="float" office:value="0.0014">
            <text:p>0.001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1">
            <text:p>11/21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3">
            <text:p>323.00</text:p>
          </table:table-cell>
          <table:table-cell office:value-type="float" office:value="0.00024">
            <text:p>0.00024</text:p>
          </table:table-cell>
          <table:table-cell office:value-type="float" office:value="0.0004">
            <text:p>0.0004</text:p>
          </table:table-cell>
          <table:table-cell table:style-name="ce1" office:value-type="float" office:value="0.00072">
            <text:p>0.00072</text:p>
          </table:table-cell>
          <table:table-cell table:style-name="ce1" office:value-type="float" office:value="0.00139">
            <text:p>0.00139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2">
            <text:p>11/22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24">
            <text:p>324.00</text:p>
          </table:table-cell>
          <table:table-cell office:value-type="float" office:value="0.00026">
            <text:p>0.00026</text:p>
          </table:table-cell>
          <table:table-cell office:value-type="float" office:value="0.0004">
            <text:p>0.0004</text:p>
          </table:table-cell>
          <table:table-cell table:style-name="ce1" office:value-type="float" office:value="0.0007">
            <text:p>0.0007</text:p>
          </table:table-cell>
          <table:table-cell table:style-name="ce1" office:value-type="float" office:value="0.00138">
            <text:p>0.0013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3">
            <text:p>11/23/15</text:p>
          </table:table-cell>
          <table:table-cell table:style-name="ce4" office:value-type="float" office:value="65800000000">
            <text:p>6.58E+010</text:p>
          </table:table-cell>
          <table:table-cell office:value-type="float" office:value="343">
            <text:p>343.00</text:p>
          </table:table-cell>
          <table:table-cell office:value-type="float" office:value="0.00027">
            <text:p>0.00027</text:p>
          </table:table-cell>
          <table:table-cell office:value-type="float" office:value="0.00039">
            <text:p>0.00039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13">
            <text:p>0.001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4">
            <text:p>11/24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56">
            <text:p>356.00</text:p>
          </table:table-cell>
          <table:table-cell office:value-type="float" office:value="0.00028">
            <text:p>0.00028</text:p>
          </table:table-cell>
          <table:table-cell office:value-type="float" office:value="0.0003">
            <text:p>0.0003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128">
            <text:p>0.0012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5">
            <text:p>11/25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57">
            <text:p>357.00</text:p>
          </table:table-cell>
          <table:table-cell office:value-type="float" office:value="0.00016">
            <text:p>0.00016</text:p>
          </table:table-cell>
          <table:table-cell office:value-type="float" office:value="0.00034">
            <text:p>0.00034</text:p>
          </table:table-cell>
          <table:table-cell table:style-name="ce1" office:value-type="float" office:value="0.00068">
            <text:p>0.00068</text:p>
          </table:table-cell>
          <table:table-cell table:style-name="ce1" office:value-type="float" office:value="0.00126">
            <text:p>0.0012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6">
            <text:p>11/26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62">
            <text:p>362.00</text:p>
          </table:table-cell>
          <table:table-cell office:value-type="float" office:value="0.00028">
            <text:p>0.00028</text:p>
          </table:table-cell>
          <table:table-cell office:value-type="float" office:value="0.00035">
            <text:p>0.00035</text:p>
          </table:table-cell>
          <table:table-cell table:style-name="ce1" office:value-type="float" office:value="0.00063">
            <text:p>0.00063</text:p>
          </table:table-cell>
          <table:table-cell table:style-name="ce1" office:value-type="float" office:value="0.00123">
            <text:p>0.0012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7">
            <text:p>11/27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77">
            <text:p>377.00</text:p>
          </table:table-cell>
          <table:table-cell office:value-type="float" office:value="0.00016">
            <text:p>0.00016</text:p>
          </table:table-cell>
          <table:table-cell office:value-type="float" office:value="0.00028">
            <text:p>0.00028</text:p>
          </table:table-cell>
          <table:table-cell table:style-name="ce1" office:value-type="float" office:value="0.00062">
            <text:p>0.00062</text:p>
          </table:table-cell>
          <table:table-cell table:style-name="ce1" office:value-type="float" office:value="0.00124">
            <text:p>0.0012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8">
            <text:p>11/28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69">
            <text:p>369.00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5">
            <text:p>0.00055</text:p>
          </table:table-cell>
          <table:table-cell table:style-name="ce1" office:value-type="float" office:value="0.00121">
            <text:p>0.00121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29">
            <text:p>11/29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57">
            <text:p>357.00</text:p>
          </table:table-cell>
          <table:table-cell office:value-type="float" office:value="0.00021">
            <text:p>0.00021</text:p>
          </table:table-cell>
          <table:table-cell office:value-type="float" office:value="0.00031">
            <text:p>0.00031</text:p>
          </table:table-cell>
          <table:table-cell table:style-name="ce1" office:value-type="float" office:value="0.00051">
            <text:p>0.00051</text:p>
          </table:table-cell>
          <table:table-cell table:style-name="ce1" office:value-type="float" office:value="0.00121">
            <text:p>0.00121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1-30">
            <text:p>11/30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63">
            <text:p>363.00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3">
            <text:p>0.00053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1">
            <text:p>12/01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62">
            <text:p>362.00</text:p>
          </table:table-cell>
          <table:table-cell office:value-type="float" office:value="0.00019">
            <text:p>0.00019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">
            <text:p>0.00051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2">
            <text:p>12/02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75">
            <text:p>375.00</text:p>
          </table:table-cell>
          <table:table-cell office:value-type="float" office:value="0.00018">
            <text:p>0.00018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">
            <text:p>0.0005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3">
            <text:p>12/03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94">
            <text:p>394.00</text:p>
          </table:table-cell>
          <table:table-cell office:value-type="float" office:value="0.00018">
            <text:p>0.00018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26">
            <text:p>0.000526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4">
            <text:p>12/04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94">
            <text:p>394.00</text:p>
          </table:table-cell>
          <table:table-cell office:value-type="float" office:value="0.00019">
            <text:p>0.00019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9">
            <text:p>0.000519</text:p>
          </table:table-cell>
          <table:table-cell table:style-name="ce1" office:value-type="float" office:value="0.0012">
            <text:p>0.001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5">
            <text:p>12/05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397">
            <text:p>397.00</text:p>
          </table:table-cell>
          <table:table-cell office:value-type="float" office:value="0.00018">
            <text:p>0.00018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22">
            <text:p>0.000522</text:p>
          </table:table-cell>
          <table:table-cell table:style-name="ce1" office:value-type="float" office:value="0.001194">
            <text:p>0.001194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6">
            <text:p>12/06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418">
            <text:p>418.00</text:p>
          </table:table-cell>
          <table:table-cell office:value-type="float" office:value="0.00017">
            <text:p>0.00017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22">
            <text:p>0.000522</text:p>
          </table:table-cell>
          <table:table-cell table:style-name="ce1" office:value-type="float" office:value="0.001189">
            <text:p>0.001189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7">
            <text:p>12/07/15</text:p>
          </table:table-cell>
          <table:table-cell table:style-name="ce4" office:value-type="float" office:value="72000000000">
            <text:p>7.20E+010</text:p>
          </table:table-cell>
          <table:table-cell office:value-type="float" office:value="417">
            <text:p>417.00</text:p>
          </table:table-cell>
          <table:table-cell office:value-type="float" office:value="0.00019">
            <text:p>0.00019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22">
            <text:p>0.000522</text:p>
          </table:table-cell>
          <table:table-cell table:style-name="ce1" office:value-type="float" office:value="0.001187">
            <text:p>0.001187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8">
            <text:p>12/08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15">
            <text:p>415.00</text:p>
          </table:table-cell>
          <table:table-cell office:value-type="float" office:value="0.00021">
            <text:p>0.00021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8">
            <text:p>0.000518</text:p>
          </table:table-cell>
          <table:table-cell table:style-name="ce1" office:value-type="float" office:value="0.001165">
            <text:p>0.00116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09">
            <text:p>12/09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15">
            <text:p>415.00</text:p>
          </table:table-cell>
          <table:table-cell office:value-type="float" office:value="0.00022">
            <text:p>0.00022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5">
            <text:p>0.000515</text:p>
          </table:table-cell>
          <table:table-cell table:style-name="ce1" office:value-type="float" office:value="0.001142">
            <text:p>0.00114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0">
            <text:p>12/10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25">
            <text:p>425.00</text:p>
          </table:table-cell>
          <table:table-cell office:value-type="float" office:value="0.00024">
            <text:p>0.00024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9">
            <text:p>0.000519</text:p>
          </table:table-cell>
          <table:table-cell table:style-name="ce1" office:value-type="float" office:value="0.001152">
            <text:p>0.001152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1">
            <text:p>12/11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45">
            <text:p>445.00</text:p>
          </table:table-cell>
          <table:table-cell office:value-type="float" office:value="0.00022">
            <text:p>0.00022</text:p>
          </table:table-cell>
          <table:table-cell office:value-type="float" office:value="0.0003">
            <text:p>0.0003</text:p>
          </table:table-cell>
          <table:table-cell table:style-name="ce1" office:value-type="float" office:value="0.000516">
            <text:p>0.000516</text:p>
          </table:table-cell>
          <table:table-cell table:style-name="ce1" office:value-type="float" office:value="0.001126">
            <text:p>0.00112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2">
            <text:p>12/12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35">
            <text:p>435.00</text:p>
          </table:table-cell>
          <table:table-cell office:value-type="float" office:value="0.00021">
            <text:p>0.00021</text:p>
          </table:table-cell>
          <table:table-cell office:value-type="float" office:value="0.00029">
            <text:p>0.00029</text:p>
          </table:table-cell>
          <table:table-cell table:style-name="ce1" office:value-type="float" office:value="0.00051">
            <text:p>0.00051</text:p>
          </table:table-cell>
          <table:table-cell table:style-name="ce1" office:value-type="float" office:value="0.00109">
            <text:p>0.00109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3">
            <text:p>12/13/15</text:p>
          </table:table-cell>
          <table:table-cell table:style-name="ce4" office:value-type="float" office:value="79000000000">
            <text:p>7.90E+010</text:p>
          </table:table-cell>
          <table:table-cell office:value-type="float" office:value="430">
            <text:p>430.00</text:p>
          </table:table-cell>
          <table:table-cell office:value-type="float" office:value="0.0002">
            <text:p>0.0002</text:p>
          </table:table-cell>
          <table:table-cell office:value-type="float" office:value="0.00029">
            <text:p>0.00029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105">
            <text:p>0.00105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4">
            <text:p>12/14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40">
            <text:p>440.00</text:p>
          </table:table-cell>
          <table:table-cell office:value-type="float" office:value="0.00012">
            <text:p>0.00012</text:p>
          </table:table-cell>
          <table:table-cell office:value-type="float" office:value="0.00028">
            <text:p>0.00028</text:p>
          </table:table-cell>
          <table:table-cell table:style-name="ce1" office:value-type="float" office:value="0.00048">
            <text:p>0.00048</text:p>
          </table:table-cell>
          <table:table-cell table:style-name="ce1" office:value-type="float" office:value="0.00097">
            <text:p>0.00097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5">
            <text:p>12/15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50">
            <text:p>450.00</text:p>
          </table:table-cell>
          <table:table-cell office:value-type="float" office:value="0.00017">
            <text:p>0.00017</text:p>
          </table:table-cell>
          <table:table-cell office:value-type="float" office:value="0.00025">
            <text:p>0.00025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093">
            <text:p>0.00093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6">
            <text:p>12/16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60">
            <text:p>460.00</text:p>
          </table:table-cell>
          <table:table-cell office:value-type="float" office:value="0.00017">
            <text:p>0.00017</text:p>
          </table:table-cell>
          <table:table-cell office:value-type="float" office:value="0.00025">
            <text:p>0.00025</text:p>
          </table:table-cell>
          <table:table-cell table:style-name="ce1" office:value-type="float" office:value="0.00045">
            <text:p>0.00045</text:p>
          </table:table-cell>
          <table:table-cell table:style-name="ce1" office:value-type="float" office:value="0.00097">
            <text:p>0.00097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7">
            <text:p>12/17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55">
            <text:p>455.00</text:p>
          </table:table-cell>
          <table:table-cell office:value-type="float" office:value="0.00018">
            <text:p>0.00018</text:p>
          </table:table-cell>
          <table:table-cell office:value-type="float" office:value="0.00026">
            <text:p>0.00026</text:p>
          </table:table-cell>
          <table:table-cell table:style-name="ce1" office:value-type="float" office:value="0.0004">
            <text:p>0.0004</text:p>
          </table:table-cell>
          <table:table-cell table:style-name="ce1" office:value-type="float" office:value="0.00096">
            <text:p>0.00096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8">
            <text:p>12/18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55">
            <text:p>455.00</text:p>
          </table:table-cell>
          <table:table-cell office:value-type="float" office:value="0.00019">
            <text:p>0.00019</text:p>
          </table:table-cell>
          <table:table-cell table:style-name="ce3" office:value-type="float" office:value="0.00025">
            <text:p>0.00025</text:p>
          </table:table-cell>
          <table:table-cell table:style-name="ce1"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19">
            <text:p>12/19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55">
            <text:p>455.00</text:p>
          </table:table-cell>
          <table:table-cell office:value-type="float" office:value="0.00021">
            <text:p>0.00021</text:p>
          </table:table-cell>
          <table:table-cell table:style-name="ce3" office:value-type="float" office:value="0.00024">
            <text:p>0.00024</text:p>
          </table:table-cell>
          <table:table-cell office:value-type="float" office:value="0.00042">
            <text:p>0.00042</text:p>
          </table:table-cell>
          <table:table-cell office:value-type="float" office:value="0.0009">
            <text:p>0.0009</text:p>
          </table:table-cell>
          <table:table-cell table:number-columns-repeated="4"/>
          <table:table-cell table:style-name="ce8"/>
          <table:table-cell table:style-name="ce7"/>
          <table:table-cell table:style-name="ce1"/>
          <table:table-cell table:style-name="ce7" table:number-columns-repeated="3"/>
          <table:table-cell/>
          <table:table-cell table:style-name="ce8"/>
          <table:table-cell table:style-name="ce7"/>
          <table:table-cell table:style-name="ce1"/>
          <table:table-cell table:style-name="ce7"/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office:value-type="date" office:date-value="2015-12-20">
            <text:p>12/20/15</text:p>
          </table:table-cell>
          <table:table-cell table:style-name="ce4" office:value-type="float" office:value="94000000000">
            <text:p>9.40E+010</text:p>
          </table:table-cell>
          <table:table-cell office:value-type="float" office:value="450">
            <text:p>450.00</text:p>
          </table:table-cell>
          <table:table-cell office:value-type="float" office:value="0.0002">
            <text:p>0.0002</text:p>
          </table:table-cell>
          <table:table-cell table:style-name="ce3" office:value-type="float" office:value="0.00025">
            <text:p>0.00025</text:p>
          </table:table-cell>
          <table:table-cell office:value-type="float" office:value="0.00043">
            <text:p>0.00043</text:p>
          </table:table-cell>
          <table:table-cell office:value-type="float" office:value="0.00093">
            <text:p>0.00093</text:p>
          </table:table-cell>
          <table:table-cell table:style-name="ce3" table:number-columns-repeated="4"/>
          <table:table-cell/>
          <table:table-cell table:style-name="ce7"/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date" office:date-value="2015-12-21">
            <text:p>12/21/15</text:p>
          </table:table-cell>
          <table:table-cell table:style-name="ce4" office:value-type="float" office:value="94000000000">
            <text:p>9.40E+010</text:p>
          </table:table-cell>
          <table:table-cell table:style-name="ce6" office:value-type="float" office:value="425">
            <text:p>425.00</text:p>
          </table:table-cell>
          <table:table-cell office:value-type="float" office:value="0.0002">
            <text:p>0.0002</text:p>
          </table:table-cell>
          <table:table-cell table:style-name="ce3" office:value-type="float" office:value="0.00025">
            <text:p>0.00025</text:p>
          </table:table-cell>
          <table:table-cell office:value-type="float" office:value="0.000435">
            <text:p>0.000435</text:p>
          </table:table-cell>
          <table:table-cell office:value-type="float" office:value="0.00097">
            <text:p>0.00097</text:p>
          </table:table-cell>
          <table:table-cell table:style-name="ce3" table:number-columns-repeated="4"/>
          <table:table-cell table:number-columns-repeated="17"/>
        </table:table-row>
        <table:table-row table:style-name="ro1" table:number-rows-repeated="2">
          <table:table-cell table:style-name="Default" table:number-columns-repeated="7"/>
          <table:table-cell table:style-name="ce3" table:number-columns-repeated="4"/>
          <table:table-cell table:number-columns-repeated="17"/>
        </table:table-row>
        <table:table-row table:style-name="ro1"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17"/>
        </table:table-row>
        <table:table-row table:style-name="ro1" table:number-rows-repeated="3">
          <table:table-cell table:style-name="ce3" table:number-columns-repeated="5"/>
          <table:table-cell table:number-columns-repeated="2"/>
          <table:table-cell table:style-name="ce3" table:number-columns-repeated="3"/>
          <table:table-cell table:style-name="ce7"/>
          <table:table-cell table:number-columns-repeated="17"/>
        </table:table-row>
        <table:table-row table:style-name="ro1" table:number-rows-repeated="51"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17"/>
        </table:table-row>
        <table:table-row table:style-name="ro1" table:number-rows-repeated="37"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6"/>
          <table:table-cell table:style-name="ce3"/>
          <table:table-cell table:number-columns-repeated="10"/>
        </table:table-row>
        <table:table-row table:style-name="ro1"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6"/>
          <table:table-cell table:style-name="ce3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12/21/2015</text:date>, <text:time>20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Kvanes</meta:initial-creator>
    <meta:creation-date>2015-12-21T12:23:59</meta:creation-date>
    <dc:date>2015-12-21T20:22:23</dc:date>
    <dc:creator>Øyvind Kvanes</dc:creator>
    <meta:editing-duration>PT4H54M26S</meta:editing-duration>
    <meta:editing-cycles>16</meta:editing-cycles>
    <meta:generator>OpenOffice/4.1.2$Unix OpenOffice.org_project/412m3$Build-9782</meta:generator>
    <meta:document-statistic meta:table-count="2" meta:cell-count="2492" meta:object-count="0"/>
  </office:meta>
</office:document-meta>
</file>